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07cm"/>
    </style:style>
    <style:style style:name="co2" style:family="table-column">
      <style:table-column-properties fo:break-before="auto" style:column-width="5.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Instância</text:p>
          </table:table-cell>
          <table:table-cell table:style-name="ce1" office:value-type="string" calcext:value-type="string">
            <text:p>Solução Ótima</text:p>
          </table:table-cell>
        </table:table-row>
        <table:table-row table:style-name="ro2">
          <table:table-cell office:value-type="string" calcext:value-type="string">
            <text:p><text:s/>instancia1.txt </text:p>
          </table:table-cell>
          <table:table-cell office:value-type="float" office:value="27725" calcext:value-type="float">
            <text:p>27725</text:p>
          </table:table-cell>
        </table:table-row>
        <table:table-row table:style-name="ro2">
          <table:table-cell office:value-type="string" calcext:value-type="string">
            <text:p><text:s/>instancia2.txt </text:p>
          </table:table-cell>
          <table:table-cell office:value-type="float" office:value="29178" calcext:value-type="float">
            <text:p>29178</text:p>
          </table:table-cell>
        </table:table-row>
        <table:table-row table:style-name="ro2">
          <table:table-cell office:value-type="string" calcext:value-type="string">
            <text:p><text:s/>instancia3.txt </text:p>
          </table:table-cell>
          <table:table-cell office:value-type="float" office:value="30786" calcext:value-type="float">
            <text:p>30786</text:p>
          </table:table-cell>
        </table:table-row>
        <table:table-row table:style-name="ro2">
          <table:table-cell office:value-type="string" calcext:value-type="string">
            <text:p><text:s/>instancia4.txt </text:p>
          </table:table-cell>
          <table:table-cell office:value-type="float" office:value="22127" calcext:value-type="float">
            <text:p>22127</text:p>
          </table:table-cell>
        </table:table-row>
        <table:table-row table:style-name="ro2">
          <table:table-cell office:value-type="string" calcext:value-type="string">
            <text:p><text:s/>instancia5.txt </text:p>
          </table:table-cell>
          <table:table-cell office:value-type="float" office:value="29663" calcext:value-type="float">
            <text:p>29663</text:p>
          </table:table-cell>
        </table:table-row>
        <table:table-row table:style-name="ro2">
          <table:table-cell office:value-type="string" calcext:value-type="string">
            <text:p><text:s/>instancia6.txt </text:p>
          </table:table-cell>
          <table:table-cell office:value-type="float" office:value="29644" calcext:value-type="float">
            <text:p>29644</text:p>
          </table:table-cell>
        </table:table-row>
        <table:table-row table:style-name="ro2">
          <table:table-cell office:value-type="string" calcext:value-type="string">
            <text:p><text:s/>instancia7.txt </text:p>
          </table:table-cell>
          <table:table-cell office:value-type="float" office:value="30160" calcext:value-type="float">
            <text:p>30160</text:p>
          </table:table-cell>
        </table:table-row>
        <table:table-row table:style-name="ro2">
          <table:table-cell office:value-type="string" calcext:value-type="string">
            <text:p><text:s/>instancia8.txt </text:p>
          </table:table-cell>
          <table:table-cell office:value-type="float" office:value="26372" calcext:value-type="float">
            <text:p>26372</text:p>
          </table:table-cell>
        </table:table-row>
        <table:table-row table:style-name="ro2">
          <table:table-cell office:value-type="string" calcext:value-type="string">
            <text:p><text:s/>instancia9.txt </text:p>
          </table:table-cell>
          <table:table-cell office:value-type="float" office:value="31607" calcext:value-type="float">
            <text:p>31607</text:p>
          </table:table-cell>
        </table:table-row>
        <table:table-row table:style-name="ro2">
          <table:table-cell office:value-type="string" calcext:value-type="string">
            <text:p><text:s/>instancia10.txt </text:p>
          </table:table-cell>
          <table:table-cell office:value-type="float" office:value="33537" calcext:value-type="float">
            <text:p>33537</text:p>
          </table:table-cell>
        </table:table-row>
        <table:table-row table:style-name="ro2">
          <table:table-cell office:value-type="string" calcext:value-type="string">
            <text:p><text:s/>instancia11.txt </text:p>
          </table:table-cell>
          <table:table-cell office:value-type="float" office:value="28416" calcext:value-type="float">
            <text:p>28416</text:p>
          </table:table-cell>
        </table:table-row>
        <table:table-row table:style-name="ro2">
          <table:table-cell office:value-type="string" calcext:value-type="string">
            <text:p><text:s/>instancia12.txt </text:p>
          </table:table-cell>
          <table:table-cell office:value-type="float" office:value="31156" calcext:value-type="float">
            <text:p>31156</text:p>
          </table:table-cell>
        </table:table-row>
        <table:table-row table:style-name="ro2">
          <table:table-cell office:value-type="string" calcext:value-type="string">
            <text:p><text:s/>instancia13.txt </text:p>
          </table:table-cell>
          <table:table-cell office:value-type="float" office:value="29737" calcext:value-type="float">
            <text:p>29737</text:p>
          </table:table-cell>
        </table:table-row>
        <table:table-row table:style-name="ro2">
          <table:table-cell office:value-type="string" calcext:value-type="string">
            <text:p><text:s/>instancia14.txt </text:p>
          </table:table-cell>
          <table:table-cell office:value-type="float" office:value="29324" calcext:value-type="float">
            <text:p>29324</text:p>
          </table:table-cell>
        </table:table-row>
        <table:table-row table:style-name="ro2">
          <table:table-cell office:value-type="string" calcext:value-type="string">
            <text:p><text:s/>instancia15.txt </text:p>
          </table:table-cell>
          <table:table-cell office:value-type="float" office:value="34450" calcext:value-type="float">
            <text:p>34450</text:p>
          </table:table-cell>
        </table:table-row>
        <table:table-row table:style-name="ro2">
          <table:table-cell office:value-type="string" calcext:value-type="string">
            <text:p><text:s/>instancia16.txt </text:p>
          </table:table-cell>
          <table:table-cell office:value-type="float" office:value="37911" calcext:value-type="float">
            <text:p>37911</text:p>
          </table:table-cell>
        </table:table-row>
        <table:table-row table:style-name="ro2">
          <table:table-cell office:value-type="string" calcext:value-type="string">
            <text:p><text:s/>instancia17.txt </text:p>
          </table:table-cell>
          <table:table-cell office:value-type="float" office:value="32763" calcext:value-type="float">
            <text:p>32763</text:p>
          </table:table-cell>
        </table:table-row>
        <table:table-row table:style-name="ro2">
          <table:table-cell office:value-type="string" calcext:value-type="string">
            <text:p><text:s/>instancia18.txt </text:p>
          </table:table-cell>
          <table:table-cell office:value-type="float" office:value="32917" calcext:value-type="float">
            <text:p>32917</text:p>
          </table:table-cell>
        </table:table-row>
        <table:table-row table:style-name="ro2">
          <table:table-cell office:value-type="string" calcext:value-type="string">
            <text:p><text:s/>instancia19.txt </text:p>
          </table:table-cell>
          <table:table-cell office:value-type="float" office:value="31207" calcext:value-type="float">
            <text:p>31207</text:p>
          </table:table-cell>
        </table:table-row>
        <table:table-row table:style-name="ro2">
          <table:table-cell office:value-type="string" calcext:value-type="string">
            <text:p><text:s/>instancia20.txt </text:p>
          </table:table-cell>
          <table:table-cell office:value-type="float" office:value="36958" calcext:value-type="float">
            <text:p>36958</text:p>
          </table:table-cell>
        </table:table-row>
        <table:table-row table:style-name="ro2">
          <table:table-cell office:value-type="string" calcext:value-type="string">
            <text:p><text:s/>instancia21.txt </text:p>
          </table:table-cell>
          <table:table-cell office:value-type="float" office:value="32882" calcext:value-type="float">
            <text:p>32882</text:p>
          </table:table-cell>
        </table:table-row>
        <table:table-row table:style-name="ro2">
          <table:table-cell office:value-type="string" calcext:value-type="string">
            <text:p><text:s/>instancia22.txt </text:p>
          </table:table-cell>
          <table:table-cell office:value-type="float" office:value="38846" calcext:value-type="float">
            <text:p>38846</text:p>
          </table:table-cell>
        </table:table-row>
        <table:table-row table:style-name="ro2">
          <table:table-cell office:value-type="string" calcext:value-type="string">
            <text:p><text:s/>instancia23.txt </text:p>
          </table:table-cell>
          <table:table-cell office:value-type="float" office:value="38216" calcext:value-type="float">
            <text:p>38216</text:p>
          </table:table-cell>
        </table:table-row>
        <table:table-row table:style-name="ro2">
          <table:table-cell office:value-type="string" calcext:value-type="string">
            <text:p><text:s/>instancia24.txt </text:p>
          </table:table-cell>
          <table:table-cell office:value-type="float" office:value="37217" calcext:value-type="float">
            <text:p>37217</text:p>
          </table:table-cell>
        </table:table-row>
        <table:table-row table:style-name="ro2">
          <table:table-cell office:value-type="string" calcext:value-type="string">
            <text:p><text:s/>instancia25.txt </text:p>
          </table:table-cell>
          <table:table-cell office:value-type="float" office:value="42144" calcext:value-type="float">
            <text:p>42144</text:p>
          </table:table-cell>
        </table:table-row>
        <table:table-row table:style-name="ro2">
          <table:table-cell office:value-type="string" calcext:value-type="string">
            <text:p><text:s/>instancia26.txt </text:p>
          </table:table-cell>
          <table:table-cell office:value-type="float" office:value="41539" calcext:value-type="float">
            <text:p>41539</text:p>
          </table:table-cell>
        </table:table-row>
        <table:table-row table:style-name="ro2">
          <table:table-cell office:value-type="string" calcext:value-type="string">
            <text:p><text:s/>instancia27.txt </text:p>
          </table:table-cell>
          <table:table-cell office:value-type="float" office:value="35798" calcext:value-type="float">
            <text:p>35798</text:p>
          </table:table-cell>
        </table:table-row>
        <table:table-row table:style-name="ro2">
          <table:table-cell office:value-type="string" calcext:value-type="string">
            <text:p><text:s/>instancia28.txt </text:p>
          </table:table-cell>
          <table:table-cell office:value-type="float" office:value="36440" calcext:value-type="float">
            <text:p>36440</text:p>
          </table:table-cell>
        </table:table-row>
        <table:table-row table:style-name="ro2">
          <table:table-cell office:value-type="string" calcext:value-type="string">
            <text:p><text:s/>instancia29.txt </text:p>
          </table:table-cell>
          <table:table-cell office:value-type="float" office:value="39602" calcext:value-type="float">
            <text:p>39602</text:p>
          </table:table-cell>
        </table:table-row>
        <table:table-row table:style-name="ro2">
          <table:table-cell office:value-type="string" calcext:value-type="string">
            <text:p><text:s/>instancia30.txt </text:p>
          </table:table-cell>
          <table:table-cell office:value-type="float" office:value="38949" calcext:value-type="float">
            <text:p>38949</text:p>
          </table:table-cell>
        </table:table-row>
        <table:table-row table:style-name="ro2">
          <table:table-cell office:value-type="string" calcext:value-type="string">
            <text:p><text:s/>instancia31.txt </text:p>
          </table:table-cell>
          <table:table-cell office:value-type="float" office:value="44812" calcext:value-type="float">
            <text:p>44812</text:p>
          </table:table-cell>
        </table:table-row>
        <table:table-row table:style-name="ro2">
          <table:table-cell office:value-type="string" calcext:value-type="string">
            <text:p><text:s/>instancia32.txt </text:p>
          </table:table-cell>
          <table:table-cell office:value-type="float" office:value="44930" calcext:value-type="float">
            <text:p>44930</text:p>
          </table:table-cell>
        </table:table-row>
        <table:table-row table:style-name="ro2">
          <table:table-cell office:value-type="string" calcext:value-type="string">
            <text:p><text:s/>instancia33.txt </text:p>
          </table:table-cell>
          <table:table-cell office:value-type="float" office:value="41019" calcext:value-type="float">
            <text:p>41019</text:p>
          </table:table-cell>
        </table:table-row>
        <table:table-row table:style-name="ro2">
          <table:table-cell office:value-type="string" calcext:value-type="string">
            <text:p><text:s/>instancia34.txt </text:p>
          </table:table-cell>
          <table:table-cell office:value-type="float" office:value="42229" calcext:value-type="float">
            <text:p>42229</text:p>
          </table:table-cell>
        </table:table-row>
        <table:table-row table:style-name="ro2">
          <table:table-cell office:value-type="string" calcext:value-type="string">
            <text:p><text:s/>instancia35.txt </text:p>
          </table:table-cell>
          <table:table-cell office:value-type="float" office:value="41630" calcext:value-type="float">
            <text:p>41630</text:p>
          </table:table-cell>
        </table:table-row>
        <table:table-row table:style-name="ro2">
          <table:table-cell office:value-type="string" calcext:value-type="string">
            <text:p><text:s/>instancia36.txt </text:p>
          </table:table-cell>
          <table:table-cell office:value-type="float" office:value="50165" calcext:value-type="float">
            <text:p>50165</text:p>
          </table:table-cell>
        </table:table-row>
        <table:table-row table:style-name="ro2">
          <table:table-cell office:value-type="string" calcext:value-type="string">
            <text:p><text:s/>instancia37.txt </text:p>
          </table:table-cell>
          <table:table-cell office:value-type="float" office:value="51678" calcext:value-type="float">
            <text:p>51678</text:p>
          </table:table-cell>
        </table:table-row>
        <table:table-row table:style-name="ro2">
          <table:table-cell office:value-type="string" calcext:value-type="string">
            <text:p><text:s/>instancia38.txt </text:p>
          </table:table-cell>
          <table:table-cell office:value-type="float" office:value="44830" calcext:value-type="float">
            <text:p>44830</text:p>
          </table:table-cell>
        </table:table-row>
        <table:table-row table:style-name="ro2">
          <table:table-cell office:value-type="string" calcext:value-type="string">
            <text:p><text:s/>instancia39.txt </text:p>
          </table:table-cell>
          <table:table-cell office:value-type="float" office:value="40155" calcext:value-type="float">
            <text:p>40155</text:p>
          </table:table-cell>
        </table:table-row>
        <table:table-row table:style-name="ro2">
          <table:table-cell office:value-type="string" calcext:value-type="string">
            <text:p><text:s/>instancia40.txt </text:p>
          </table:table-cell>
          <table:table-cell office:value-type="float" office:value="48612" calcext:value-type="float">
            <text:p>48612</text:p>
          </table:table-cell>
        </table:table-row>
        <table:table-row table:style-name="ro2">
          <table:table-cell office:value-type="string" calcext:value-type="string">
            <text:p><text:s/>instancia41.txt </text:p>
          </table:table-cell>
          <table:table-cell office:value-type="float" office:value="50618" calcext:value-type="float">
            <text:p>50618</text:p>
          </table:table-cell>
        </table:table-row>
        <table:table-row table:style-name="ro2">
          <table:table-cell office:value-type="string" calcext:value-type="string">
            <text:p><text:s/>instancia42.txt </text:p>
          </table:table-cell>
          <table:table-cell office:value-type="float" office:value="47783" calcext:value-type="float">
            <text:p>47783</text:p>
          </table:table-cell>
        </table:table-row>
        <table:table-row table:style-name="ro2">
          <table:table-cell office:value-type="string" calcext:value-type="string">
            <text:p><text:s/>instancia43.txt </text:p>
          </table:table-cell>
          <table:table-cell office:value-type="float" office:value="48192" calcext:value-type="float">
            <text:p>48192</text:p>
          </table:table-cell>
        </table:table-row>
        <table:table-row table:style-name="ro2">
          <table:table-cell office:value-type="string" calcext:value-type="string">
            <text:p><text:s/>instancia44.txt </text:p>
          </table:table-cell>
          <table:table-cell office:value-type="float" office:value="50236" calcext:value-type="float">
            <text:p>50236</text:p>
          </table:table-cell>
        </table:table-row>
        <table:table-row table:style-name="ro2">
          <table:table-cell office:value-type="string" calcext:value-type="string">
            <text:p><text:s/>instancia45.txt </text:p>
          </table:table-cell>
          <table:table-cell office:value-type="float" office:value="48547" calcext:value-type="float">
            <text:p>48547</text:p>
          </table:table-cell>
        </table:table-row>
        <table:table-row table:style-name="ro2">
          <table:table-cell office:value-type="string" calcext:value-type="string">
            <text:p><text:s/>instancia46.txt </text:p>
          </table:table-cell>
          <table:table-cell office:value-type="float" office:value="52866" calcext:value-type="float">
            <text:p>52866</text:p>
          </table:table-cell>
        </table:table-row>
        <table:table-row table:style-name="ro2">
          <table:table-cell office:value-type="string" calcext:value-type="string">
            <text:p><text:s/>instancia47.txt </text:p>
          </table:table-cell>
          <table:table-cell office:value-type="float" office:value="53310" calcext:value-type="float">
            <text:p>53310</text:p>
          </table:table-cell>
        </table:table-row>
        <table:table-row table:style-name="ro2">
          <table:table-cell office:value-type="string" calcext:value-type="string">
            <text:p><text:s/>instancia48.txt </text:p>
          </table:table-cell>
          <table:table-cell office:value-type="float" office:value="51335" calcext:value-type="float">
            <text:p>51335</text:p>
          </table:table-cell>
        </table:table-row>
        <table:table-row table:style-name="ro2">
          <table:table-cell office:value-type="string" calcext:value-type="string">
            <text:p><text:s/>instancia49.txt </text:p>
          </table:table-cell>
          <table:table-cell office:value-type="float" office:value="49728" calcext:value-type="float">
            <text:p>49728</text:p>
          </table:table-cell>
        </table:table-row>
        <table:table-row table:style-name="ro2">
          <table:table-cell office:value-type="string" calcext:value-type="string">
            <text:p><text:s/>instancia50.txt </text:p>
          </table:table-cell>
          <table:table-cell office:value-type="float" office:value="57203" calcext:value-type="float">
            <text:p>57203</text:p>
          </table:table-cell>
        </table:table-row>
        <table:table-row table:style-name="ro2">
          <table:table-cell office:value-type="string" calcext:value-type="string">
            <text:p><text:s/>instancia51.txt </text:p>
          </table:table-cell>
          <table:table-cell office:value-type="float" office:value="50590" calcext:value-type="float">
            <text:p>50590</text:p>
          </table:table-cell>
        </table:table-row>
        <table:table-row table:style-name="ro2">
          <table:table-cell office:value-type="string" calcext:value-type="string">
            <text:p><text:s/>instancia52.txt </text:p>
          </table:table-cell>
          <table:table-cell office:value-type="float" office:value="53199" calcext:value-type="float">
            <text:p>53199</text:p>
          </table:table-cell>
        </table:table-row>
        <table:table-row table:style-name="ro2">
          <table:table-cell office:value-type="string" calcext:value-type="string">
            <text:p><text:s/>instancia53.txt </text:p>
          </table:table-cell>
          <table:table-cell office:value-type="float" office:value="59294" calcext:value-type="float">
            <text:p>59294</text:p>
          </table:table-cell>
        </table:table-row>
        <table:table-row table:style-name="ro2">
          <table:table-cell office:value-type="string" calcext:value-type="string">
            <text:p><text:s/>instancia54.txt </text:p>
          </table:table-cell>
          <table:table-cell office:value-type="float" office:value="54492" calcext:value-type="float">
            <text:p>54492</text:p>
          </table:table-cell>
        </table:table-row>
        <table:table-row table:style-name="ro2">
          <table:table-cell office:value-type="string" calcext:value-type="string">
            <text:p><text:s/>instancia55.txt </text:p>
          </table:table-cell>
          <table:table-cell office:value-type="float" office:value="53875" calcext:value-type="float">
            <text:p>53875</text:p>
          </table:table-cell>
        </table:table-row>
        <table:table-row table:style-name="ro2">
          <table:table-cell office:value-type="string" calcext:value-type="string">
            <text:p><text:s/>instancia56.txt </text:p>
          </table:table-cell>
          <table:table-cell office:value-type="float" office:value="57403" calcext:value-type="float">
            <text:p>57403</text:p>
          </table:table-cell>
        </table:table-row>
        <table:table-row table:style-name="ro2">
          <table:table-cell office:value-type="string" calcext:value-type="string">
            <text:p><text:s/>instancia57.txt </text:p>
          </table:table-cell>
          <table:table-cell office:value-type="float" office:value="58948" calcext:value-type="float">
            <text:p>58948</text:p>
          </table:table-cell>
        </table:table-row>
        <table:table-row table:style-name="ro2">
          <table:table-cell office:value-type="string" calcext:value-type="string">
            <text:p><text:s/>instancia58.txt </text:p>
          </table:table-cell>
          <table:table-cell office:value-type="float" office:value="60926" calcext:value-type="float">
            <text:p>60926</text:p>
          </table:table-cell>
        </table:table-row>
        <table:table-row table:style-name="ro2">
          <table:table-cell office:value-type="string" calcext:value-type="string">
            <text:p><text:s/>instancia59.txt </text:p>
          </table:table-cell>
          <table:table-cell office:value-type="float" office:value="57887" calcext:value-type="float">
            <text:p>57887</text:p>
          </table:table-cell>
        </table:table-row>
        <table:table-row table:style-name="ro2">
          <table:table-cell office:value-type="string" calcext:value-type="string">
            <text:p><text:s/>instancia60.txt </text:p>
          </table:table-cell>
          <table:table-cell office:value-type="float" office:value="60166" calcext:value-type="float">
            <text:p>60166</text:p>
          </table:table-cell>
        </table:table-row>
        <table:table-row table:style-name="ro2">
          <table:table-cell office:value-type="string" calcext:value-type="string">
            <text:p><text:s/>instancia61.txt </text:p>
          </table:table-cell>
          <table:table-cell office:value-type="float" office:value="54001" calcext:value-type="float">
            <text:p>54001</text:p>
          </table:table-cell>
        </table:table-row>
        <table:table-row table:style-name="ro2">
          <table:table-cell office:value-type="string" calcext:value-type="string">
            <text:p><text:s/>instancia62.txt </text:p>
          </table:table-cell>
          <table:table-cell office:value-type="float" office:value="62199" calcext:value-type="float">
            <text:p>62199</text:p>
          </table:table-cell>
        </table:table-row>
        <table:table-row table:style-name="ro2">
          <table:table-cell office:value-type="string" calcext:value-type="string">
            <text:p><text:s/>instancia63.txt </text:p>
          </table:table-cell>
          <table:table-cell office:value-type="float" office:value="66462" calcext:value-type="float">
            <text:p>66462</text:p>
          </table:table-cell>
        </table:table-row>
        <table:table-row table:style-name="ro2">
          <table:table-cell office:value-type="string" calcext:value-type="string">
            <text:p><text:s/>instancia64.txt </text:p>
          </table:table-cell>
          <table:table-cell office:value-type="float" office:value="55027" calcext:value-type="float">
            <text:p>55027</text:p>
          </table:table-cell>
        </table:table-row>
        <table:table-row table:style-name="ro2">
          <table:table-cell office:value-type="string" calcext:value-type="string">
            <text:p><text:s/>instancia65.txt </text:p>
          </table:table-cell>
          <table:table-cell office:value-type="float" office:value="64314" calcext:value-type="float">
            <text:p>64314</text:p>
          </table:table-cell>
        </table:table-row>
        <table:table-row table:style-name="ro2">
          <table:table-cell office:value-type="string" calcext:value-type="string">
            <text:p><text:s/>instancia66.txt </text:p>
          </table:table-cell>
          <table:table-cell office:value-type="float" office:value="63280" calcext:value-type="float">
            <text:p>63280</text:p>
          </table:table-cell>
        </table:table-row>
        <table:table-row table:style-name="ro2">
          <table:table-cell office:value-type="string" calcext:value-type="string">
            <text:p><text:s/>instancia67.txt </text:p>
          </table:table-cell>
          <table:table-cell office:value-type="float" office:value="65203" calcext:value-type="float">
            <text:p>65203</text:p>
          </table:table-cell>
        </table:table-row>
        <table:table-row table:style-name="ro2">
          <table:table-cell office:value-type="string" calcext:value-type="string">
            <text:p><text:s/>instancia68.txt </text:p>
          </table:table-cell>
          <table:table-cell office:value-type="float" office:value="68419" calcext:value-type="float">
            <text:p>68419</text:p>
          </table:table-cell>
        </table:table-row>
        <table:table-row table:style-name="ro2">
          <table:table-cell office:value-type="string" calcext:value-type="string">
            <text:p><text:s/>instancia69.txt </text:p>
          </table:table-cell>
          <table:table-cell office:value-type="float" office:value="59443" calcext:value-type="float">
            <text:p>59443</text:p>
          </table:table-cell>
        </table:table-row>
        <table:table-row table:style-name="ro2">
          <table:table-cell office:value-type="string" calcext:value-type="string">
            <text:p><text:s/>instancia70.txt </text:p>
          </table:table-cell>
          <table:table-cell office:value-type="float" office:value="68359" calcext:value-type="float">
            <text:p>68359</text:p>
          </table:table-cell>
        </table:table-row>
        <table:table-row table:style-name="ro2">
          <table:table-cell office:value-type="string" calcext:value-type="string">
            <text:p><text:s/>instancia71.txt </text:p>
          </table:table-cell>
          <table:table-cell office:value-type="float" office:value="74240" calcext:value-type="float">
            <text:p>74240</text:p>
          </table:table-cell>
        </table:table-row>
        <table:table-row table:style-name="ro2">
          <table:table-cell office:value-type="string" calcext:value-type="string">
            <text:p><text:s/>instancia72.txt </text:p>
          </table:table-cell>
          <table:table-cell office:value-type="float" office:value="71056" calcext:value-type="float">
            <text:p>71056</text:p>
          </table:table-cell>
        </table:table-row>
        <table:table-row table:style-name="ro2">
          <table:table-cell office:value-type="string" calcext:value-type="string">
            <text:p><text:s/>instancia73.txt </text:p>
          </table:table-cell>
          <table:table-cell office:value-type="float" office:value="71724" calcext:value-type="float">
            <text:p>71724</text:p>
          </table:table-cell>
        </table:table-row>
        <table:table-row table:style-name="ro2">
          <table:table-cell office:value-type="string" calcext:value-type="string">
            <text:p><text:s/>instancia74.txt </text:p>
          </table:table-cell>
          <table:table-cell office:value-type="float" office:value="68988" calcext:value-type="float">
            <text:p>68988</text:p>
          </table:table-cell>
        </table:table-row>
        <table:table-row table:style-name="ro2">
          <table:table-cell office:value-type="string" calcext:value-type="string">
            <text:p><text:s/>instancia75.txt </text:p>
          </table:table-cell>
          <table:table-cell office:value-type="float" office:value="75219" calcext:value-type="float">
            <text:p>75219</text:p>
          </table:table-cell>
        </table:table-row>
        <table:table-row table:style-name="ro2">
          <table:table-cell office:value-type="string" calcext:value-type="string">
            <text:p><text:s/>instancia76.txt </text:p>
          </table:table-cell>
          <table:table-cell office:value-type="float" office:value="66707" calcext:value-type="float">
            <text:p>66707</text:p>
          </table:table-cell>
        </table:table-row>
        <table:table-row table:style-name="ro2">
          <table:table-cell office:value-type="string" calcext:value-type="string">
            <text:p><text:s/>instancia77.txt </text:p>
          </table:table-cell>
          <table:table-cell office:value-type="float" office:value="72518" calcext:value-type="float">
            <text:p>72518</text:p>
          </table:table-cell>
        </table:table-row>
        <table:table-row table:style-name="ro2">
          <table:table-cell office:value-type="string" calcext:value-type="string">
            <text:p><text:s/>instancia78.txt </text:p>
          </table:table-cell>
          <table:table-cell office:value-type="float" office:value="85341" calcext:value-type="float">
            <text:p>85341</text:p>
          </table:table-cell>
        </table:table-row>
        <table:table-row table:style-name="ro2">
          <table:table-cell office:value-type="string" calcext:value-type="string">
            <text:p><text:s/>instancia79.txt </text:p>
          </table:table-cell>
          <table:table-cell office:value-type="float" office:value="71315" calcext:value-type="float">
            <text:p>71315</text:p>
          </table:table-cell>
        </table:table-row>
        <table:table-row table:style-name="ro2">
          <table:table-cell office:value-type="string" calcext:value-type="string">
            <text:p><text:s/>instancia80.txt </text:p>
          </table:table-cell>
          <table:table-cell office:value-type="float" office:value="74960" calcext:value-type="float">
            <text:p>74960</text:p>
          </table:table-cell>
        </table:table-row>
        <table:table-row table:style-name="ro2">
          <table:table-cell office:value-type="string" calcext:value-type="string">
            <text:p><text:s/>instancia81.txt </text:p>
          </table:table-cell>
          <table:table-cell office:value-type="float" office:value="75965" calcext:value-type="float">
            <text:p>75965</text:p>
          </table:table-cell>
        </table:table-row>
        <table:table-row table:style-name="ro2">
          <table:table-cell office:value-type="string" calcext:value-type="string">
            <text:p><text:s/>instancia82.txt </text:p>
          </table:table-cell>
          <table:table-cell office:value-type="float" office:value="80987" calcext:value-type="float">
            <text:p>80987</text:p>
          </table:table-cell>
        </table:table-row>
        <table:table-row table:style-name="ro2">
          <table:table-cell office:value-type="string" calcext:value-type="string">
            <text:p><text:s/>instancia83.txt </text:p>
          </table:table-cell>
          <table:table-cell office:value-type="float" office:value="80233" calcext:value-type="float">
            <text:p>80233</text:p>
          </table:table-cell>
        </table:table-row>
        <table:table-row table:style-name="ro2">
          <table:table-cell office:value-type="string" calcext:value-type="string">
            <text:p><text:s/>instancia84.txt </text:p>
          </table:table-cell>
          <table:table-cell office:value-type="float" office:value="77490" calcext:value-type="float">
            <text:p>77490</text:p>
          </table:table-cell>
        </table:table-row>
        <table:table-row table:style-name="ro2">
          <table:table-cell office:value-type="string" calcext:value-type="string">
            <text:p><text:s/>instancia85.txt </text:p>
          </table:table-cell>
          <table:table-cell office:value-type="float" office:value="80615" calcext:value-type="float">
            <text:p>80615</text:p>
          </table:table-cell>
        </table:table-row>
        <table:table-row table:style-name="ro2">
          <table:table-cell office:value-type="string" calcext:value-type="string">
            <text:p><text:s/>instancia86.txt </text:p>
          </table:table-cell>
          <table:table-cell office:value-type="float" office:value="70938" calcext:value-type="float">
            <text:p>70938</text:p>
          </table:table-cell>
        </table:table-row>
        <table:table-row table:style-name="ro2">
          <table:table-cell office:value-type="string" calcext:value-type="string">
            <text:p><text:s/>instancia87.txt </text:p>
          </table:table-cell>
          <table:table-cell office:value-type="float" office:value="73460" calcext:value-type="float">
            <text:p>73460</text:p>
          </table:table-cell>
        </table:table-row>
        <table:table-row table:style-name="ro2">
          <table:table-cell office:value-type="string" calcext:value-type="string">
            <text:p><text:s/>instancia88.txt </text:p>
          </table:table-cell>
          <table:table-cell office:value-type="float" office:value="76137" calcext:value-type="float">
            <text:p>76137</text:p>
          </table:table-cell>
        </table:table-row>
        <table:table-row table:style-name="ro2">
          <table:table-cell office:value-type="string" calcext:value-type="string">
            <text:p><text:s/>instancia89.txt </text:p>
          </table:table-cell>
          <table:table-cell office:value-type="float" office:value="79901" calcext:value-type="float">
            <text:p>79901</text:p>
          </table:table-cell>
        </table:table-row>
        <table:table-row table:style-name="ro2">
          <table:table-cell office:value-type="string" calcext:value-type="string">
            <text:p><text:s/>instancia90.txt </text:p>
          </table:table-cell>
          <table:table-cell office:value-type="float" office:value="81918" calcext:value-type="float">
            <text:p>81918</text:p>
          </table:table-cell>
        </table:table-row>
        <table:table-row table:style-name="ro2">
          <table:table-cell office:value-type="string" calcext:value-type="string">
            <text:p><text:s/>instancia91.txt </text:p>
          </table:table-cell>
          <table:table-cell office:value-type="float" office:value="85215" calcext:value-type="float">
            <text:p>85215</text:p>
          </table:table-cell>
        </table:table-row>
        <table:table-row table:style-name="ro2">
          <table:table-cell office:value-type="string" calcext:value-type="string">
            <text:p><text:s/>instancia92.txt </text:p>
          </table:table-cell>
          <table:table-cell office:value-type="float" office:value="81014" calcext:value-type="float">
            <text:p>81014</text:p>
          </table:table-cell>
        </table:table-row>
        <table:table-row table:style-name="ro2">
          <table:table-cell office:value-type="string" calcext:value-type="string">
            <text:p><text:s/>instancia93.txt </text:p>
          </table:table-cell>
          <table:table-cell office:value-type="float" office:value="81855" calcext:value-type="float">
            <text:p>81855</text:p>
          </table:table-cell>
        </table:table-row>
        <table:table-row table:style-name="ro2">
          <table:table-cell office:value-type="string" calcext:value-type="string">
            <text:p><text:s/>instancia94.txt </text:p>
          </table:table-cell>
          <table:table-cell office:value-type="float" office:value="77459" calcext:value-type="float">
            <text:p>77459</text:p>
          </table:table-cell>
        </table:table-row>
        <table:table-row table:style-name="ro2">
          <table:table-cell office:value-type="string" calcext:value-type="string">
            <text:p><text:s/>instancia95.txt </text:p>
          </table:table-cell>
          <table:table-cell office:value-type="float" office:value="79957" calcext:value-type="float">
            <text:p>79957</text:p>
          </table:table-cell>
        </table:table-row>
        <table:table-row table:style-name="ro2">
          <table:table-cell office:value-type="string" calcext:value-type="string">
            <text:p><text:s/>instancia96.txt </text:p>
          </table:table-cell>
          <table:table-cell office:value-type="float" office:value="77712" calcext:value-type="float">
            <text:p>77712</text:p>
          </table:table-cell>
        </table:table-row>
        <table:table-row table:style-name="ro2">
          <table:table-cell office:value-type="string" calcext:value-type="string">
            <text:p><text:s/>instancia97.txt </text:p>
          </table:table-cell>
          <table:table-cell office:value-type="float" office:value="80156" calcext:value-type="float">
            <text:p>80156</text:p>
          </table:table-cell>
        </table:table-row>
        <table:table-row table:style-name="ro2">
          <table:table-cell office:value-type="string" calcext:value-type="string">
            <text:p><text:s/>instancia98.txt </text:p>
          </table:table-cell>
          <table:table-cell office:value-type="float" office:value="87423" calcext:value-type="float">
            <text:p>87423</text:p>
          </table:table-cell>
        </table:table-row>
        <table:table-row table:style-name="ro2">
          <table:table-cell office:value-type="string" calcext:value-type="string">
            <text:p><text:s/>instancia99.txt </text:p>
          </table:table-cell>
          <table:table-cell office:value-type="float" office:value="84573" calcext:value-type="float">
            <text:p>84573</text:p>
          </table:table-cell>
        </table:table-row>
        <table:table-row table:style-name="ro2">
          <table:table-cell office:value-type="string" calcext:value-type="string">
            <text:p><text:s/>instancia100.txt </text:p>
          </table:table-cell>
          <table:table-cell office:value-type="float" office:value="79047" calcext:value-type="float">
            <text:p>79047</text:p>
          </table:table-cell>
        </table:table-row>
        <table:table-row table:style-name="ro2">
          <table:table-cell office:value-type="string" calcext:value-type="string">
            <text:p><text:s/>instancia101.txt </text:p>
          </table:table-cell>
          <table:table-cell office:value-type="float" office:value="84735" calcext:value-type="float">
            <text:p>84735</text:p>
          </table:table-cell>
        </table:table-row>
        <table:table-row table:style-name="ro2">
          <table:table-cell office:value-type="string" calcext:value-type="string">
            <text:p><text:s/>instancia102.txt </text:p>
          </table:table-cell>
          <table:table-cell office:value-type="float" office:value="94197" calcext:value-type="float">
            <text:p>94197</text:p>
          </table:table-cell>
        </table:table-row>
        <table:table-row table:style-name="ro2">
          <table:table-cell office:value-type="string" calcext:value-type="string">
            <text:p><text:s/>instancia103.txt </text:p>
          </table:table-cell>
          <table:table-cell office:value-type="float" office:value="96174" calcext:value-type="float">
            <text:p>96174</text:p>
          </table:table-cell>
        </table:table-row>
        <table:table-row table:style-name="ro2">
          <table:table-cell office:value-type="string" calcext:value-type="string">
            <text:p><text:s/>instancia104.txt </text:p>
          </table:table-cell>
          <table:table-cell office:value-type="float" office:value="98667" calcext:value-type="float">
            <text:p>98667</text:p>
          </table:table-cell>
        </table:table-row>
        <table:table-row table:style-name="ro2">
          <table:table-cell office:value-type="string" calcext:value-type="string">
            <text:p><text:s/>instancia105.txt </text:p>
          </table:table-cell>
          <table:table-cell office:value-type="float" office:value="106134" calcext:value-type="float">
            <text:p>106134</text:p>
          </table:table-cell>
        </table:table-row>
        <table:table-row table:style-name="ro2">
          <table:table-cell office:value-type="string" calcext:value-type="string">
            <text:p><text:s/>instancia106.txt </text:p>
          </table:table-cell>
          <table:table-cell office:value-type="float" office:value="99389" calcext:value-type="float">
            <text:p>99389</text:p>
          </table:table-cell>
        </table:table-row>
        <table:table-row table:style-name="ro2">
          <table:table-cell office:value-type="string" calcext:value-type="string">
            <text:p><text:s/>instancia107.txt </text:p>
          </table:table-cell>
          <table:table-cell office:value-type="float" office:value="92801" calcext:value-type="float">
            <text:p>92801</text:p>
          </table:table-cell>
        </table:table-row>
        <table:table-row table:style-name="ro2">
          <table:table-cell office:value-type="string" calcext:value-type="string">
            <text:p><text:s/>instancia108.txt </text:p>
          </table:table-cell>
          <table:table-cell office:value-type="float" office:value="95352" calcext:value-type="float">
            <text:p>95352</text:p>
          </table:table-cell>
        </table:table-row>
        <table:table-row table:style-name="ro2">
          <table:table-cell office:value-type="string" calcext:value-type="string">
            <text:p><text:s/>instancia109.txt </text:p>
          </table:table-cell>
          <table:table-cell office:value-type="float" office:value="94665" calcext:value-type="float">
            <text:p>94665</text:p>
          </table:table-cell>
        </table:table-row>
        <table:table-row table:style-name="ro2">
          <table:table-cell office:value-type="string" calcext:value-type="string">
            <text:p><text:s/>instancia110.txt </text:p>
          </table:table-cell>
          <table:table-cell office:value-type="float" office:value="96342" calcext:value-type="float">
            <text:p>96342</text:p>
          </table:table-cell>
        </table:table-row>
        <table:table-row table:style-name="ro2">
          <table:table-cell office:value-type="string" calcext:value-type="string">
            <text:p><text:s/>instancia111.txt </text:p>
          </table:table-cell>
          <table:table-cell office:value-type="float" office:value="94002" calcext:value-type="float">
            <text:p>94002</text:p>
          </table:table-cell>
        </table:table-row>
        <table:table-row table:style-name="ro2">
          <table:table-cell office:value-type="string" calcext:value-type="string">
            <text:p><text:s/>instancia112.txt </text:p>
          </table:table-cell>
          <table:table-cell office:value-type="float" office:value="93153" calcext:value-type="float">
            <text:p>93153</text:p>
          </table:table-cell>
        </table:table-row>
        <table:table-row table:style-name="ro2">
          <table:table-cell office:value-type="string" calcext:value-type="string">
            <text:p><text:s/>instancia113.txt </text:p>
          </table:table-cell>
          <table:table-cell office:value-type="float" office:value="81124" calcext:value-type="float">
            <text:p>81124</text:p>
          </table:table-cell>
        </table:table-row>
        <table:table-row table:style-name="ro2">
          <table:table-cell office:value-type="string" calcext:value-type="string">
            <text:p><text:s/>instancia114.txt </text:p>
          </table:table-cell>
          <table:table-cell office:value-type="float" office:value="92039" calcext:value-type="float">
            <text:p>92039</text:p>
          </table:table-cell>
        </table:table-row>
        <table:table-row table:style-name="ro2">
          <table:table-cell office:value-type="string" calcext:value-type="string">
            <text:p><text:s/>instancia115.txt </text:p>
          </table:table-cell>
          <table:table-cell office:value-type="float" office:value="103901" calcext:value-type="float">
            <text:p>103901</text:p>
          </table:table-cell>
        </table:table-row>
        <table:table-row table:style-name="ro2">
          <table:table-cell office:value-type="string" calcext:value-type="string">
            <text:p><text:s/>instancia116.txt </text:p>
          </table:table-cell>
          <table:table-cell office:value-type="float" office:value="103391" calcext:value-type="float">
            <text:p>103391</text:p>
          </table:table-cell>
        </table:table-row>
        <table:table-row table:style-name="ro2">
          <table:table-cell office:value-type="string" calcext:value-type="string">
            <text:p><text:s/>instancia117.txt </text:p>
          </table:table-cell>
          <table:table-cell office:value-type="float" office:value="106338" calcext:value-type="float">
            <text:p>106338</text:p>
          </table:table-cell>
        </table:table-row>
        <table:table-row table:style-name="ro2">
          <table:table-cell office:value-type="string" calcext:value-type="string">
            <text:p><text:s/>instancia118.txt </text:p>
          </table:table-cell>
          <table:table-cell office:value-type="float" office:value="101282" calcext:value-type="float">
            <text:p>101282</text:p>
          </table:table-cell>
        </table:table-row>
        <table:table-row table:style-name="ro2">
          <table:table-cell office:value-type="string" calcext:value-type="string">
            <text:p><text:s/>instancia119.txt </text:p>
          </table:table-cell>
          <table:table-cell office:value-type="float" office:value="103817" calcext:value-type="float">
            <text:p>103817</text:p>
          </table:table-cell>
        </table:table-row>
        <table:table-row table:style-name="ro2">
          <table:table-cell office:value-type="string" calcext:value-type="string">
            <text:p><text:s/>instancia120.txt </text:p>
          </table:table-cell>
          <table:table-cell office:value-type="float" office:value="103772" calcext:value-type="float">
            <text:p>103772</text:p>
          </table:table-cell>
        </table:table-row>
        <table:table-row table:style-name="ro2">
          <table:table-cell office:value-type="string" calcext:value-type="string">
            <text:p><text:s/>instancia121.txt </text:p>
          </table:table-cell>
          <table:table-cell office:value-type="float" office:value="114361" calcext:value-type="float">
            <text:p>114361</text:p>
          </table:table-cell>
        </table:table-row>
        <table:table-row table:style-name="ro2">
          <table:table-cell office:value-type="string" calcext:value-type="string">
            <text:p><text:s/>instancia122.txt </text:p>
          </table:table-cell>
          <table:table-cell office:value-type="float" office:value="112124" calcext:value-type="float">
            <text:p>112124</text:p>
          </table:table-cell>
        </table:table-row>
        <table:table-row table:style-name="ro2">
          <table:table-cell office:value-type="string" calcext:value-type="string">
            <text:p><text:s/>instancia123.txt </text:p>
          </table:table-cell>
          <table:table-cell office:value-type="float" office:value="109589" calcext:value-type="float">
            <text:p>109589</text:p>
          </table:table-cell>
        </table:table-row>
        <table:table-row table:style-name="ro2">
          <table:table-cell office:value-type="string" calcext:value-type="string">
            <text:p><text:s/>instancia124.txt </text:p>
          </table:table-cell>
          <table:table-cell office:value-type="float" office:value="108493" calcext:value-type="float">
            <text:p>108493</text:p>
          </table:table-cell>
        </table:table-row>
        <table:table-row table:style-name="ro2">
          <table:table-cell office:value-type="string" calcext:value-type="string">
            <text:p><text:s/>instancia125.txt </text:p>
          </table:table-cell>
          <table:table-cell office:value-type="float" office:value="111228" calcext:value-type="float">
            <text:p>111228</text:p>
          </table:table-cell>
        </table:table-row>
        <table:table-row table:style-name="ro2">
          <table:table-cell office:value-type="string" calcext:value-type="string">
            <text:p><text:s/>instancia126.txt </text:p>
          </table:table-cell>
          <table:table-cell office:value-type="float" office:value="104176" calcext:value-type="float">
            <text:p>104176</text:p>
          </table:table-cell>
        </table:table-row>
        <table:table-row table:style-name="ro2">
          <table:table-cell office:value-type="string" calcext:value-type="string">
            <text:p><text:s/>instancia127.txt </text:p>
          </table:table-cell>
          <table:table-cell office:value-type="float" office:value="108609" calcext:value-type="float">
            <text:p>108609</text:p>
          </table:table-cell>
        </table:table-row>
        <table:table-row table:style-name="ro2">
          <table:table-cell office:value-type="string" calcext:value-type="string">
            <text:p><text:s/>instancia128.txt </text:p>
          </table:table-cell>
          <table:table-cell office:value-type="float" office:value="112161" calcext:value-type="float">
            <text:p>112161</text:p>
          </table:table-cell>
        </table:table-row>
        <table:table-row table:style-name="ro2">
          <table:table-cell office:value-type="string" calcext:value-type="string">
            <text:p><text:s/>instancia129.txt </text:p>
          </table:table-cell>
          <table:table-cell office:value-type="float" office:value="127735" calcext:value-type="float">
            <text:p>127735</text:p>
          </table:table-cell>
        </table:table-row>
        <table:table-row table:style-name="ro2">
          <table:table-cell office:value-type="string" calcext:value-type="string">
            <text:p><text:s/>instancia130.txt </text:p>
          </table:table-cell>
          <table:table-cell office:value-type="float" office:value="113809" calcext:value-type="float">
            <text:p>113809</text:p>
          </table:table-cell>
        </table:table-row>
        <table:table-row table:style-name="ro2">
          <table:table-cell office:value-type="string" calcext:value-type="string">
            <text:p><text:s/>instancia131.txt </text:p>
          </table:table-cell>
          <table:table-cell office:value-type="float" office:value="108807" calcext:value-type="float">
            <text:p>108807</text:p>
          </table:table-cell>
        </table:table-row>
        <table:table-row table:style-name="ro2">
          <table:table-cell office:value-type="string" calcext:value-type="string">
            <text:p><text:s/>instancia132.txt </text:p>
          </table:table-cell>
          <table:table-cell office:value-type="float" office:value="112310" calcext:value-type="float">
            <text:p>112310</text:p>
          </table:table-cell>
        </table:table-row>
        <table:table-row table:style-name="ro2">
          <table:table-cell office:value-type="string" calcext:value-type="string">
            <text:p><text:s/>instancia133.txt </text:p>
          </table:table-cell>
          <table:table-cell office:value-type="float" office:value="113744" calcext:value-type="float">
            <text:p>113744</text:p>
          </table:table-cell>
        </table:table-row>
        <table:table-row table:style-name="ro2">
          <table:table-cell office:value-type="string" calcext:value-type="string">
            <text:p><text:s/>instancia134.txt </text:p>
          </table:table-cell>
          <table:table-cell office:value-type="float" office:value="110673" calcext:value-type="float">
            <text:p>110673</text:p>
          </table:table-cell>
        </table:table-row>
        <table:table-row table:style-name="ro2">
          <table:table-cell office:value-type="string" calcext:value-type="string">
            <text:p><text:s/>instancia135.txt </text:p>
          </table:table-cell>
          <table:table-cell office:value-type="float" office:value="112464" calcext:value-type="float">
            <text:p>112464</text:p>
          </table:table-cell>
        </table:table-row>
        <table:table-row table:style-name="ro2">
          <table:table-cell office:value-type="string" calcext:value-type="string">
            <text:p><text:s/>instancia136.txt </text:p>
          </table:table-cell>
          <table:table-cell office:value-type="float" office:value="122067" calcext:value-type="float">
            <text:p>122067</text:p>
          </table:table-cell>
        </table:table-row>
        <table:table-row table:style-name="ro2">
          <table:table-cell office:value-type="string" calcext:value-type="string">
            <text:p><text:s/>instancia137.txt </text:p>
          </table:table-cell>
          <table:table-cell office:value-type="float" office:value="112648" calcext:value-type="float">
            <text:p>112648</text:p>
          </table:table-cell>
        </table:table-row>
        <table:table-row table:style-name="ro2">
          <table:table-cell office:value-type="string" calcext:value-type="string">
            <text:p><text:s/>instancia138.txt </text:p>
          </table:table-cell>
          <table:table-cell office:value-type="float" office:value="114411" calcext:value-type="float">
            <text:p>114411</text:p>
          </table:table-cell>
        </table:table-row>
        <table:table-row table:style-name="ro2">
          <table:table-cell office:value-type="string" calcext:value-type="string">
            <text:p><text:s/>instancia139.txt </text:p>
          </table:table-cell>
          <table:table-cell office:value-type="float" office:value="107451" calcext:value-type="float">
            <text:p>107451</text:p>
          </table:table-cell>
        </table:table-row>
        <table:table-row table:style-name="ro2">
          <table:table-cell office:value-type="string" calcext:value-type="string">
            <text:p><text:s/>instancia140.txt </text:p>
          </table:table-cell>
          <table:table-cell office:value-type="float" office:value="118728" calcext:value-type="float">
            <text:p>118728</text:p>
          </table:table-cell>
        </table:table-row>
        <table:table-row table:style-name="ro2">
          <table:table-cell office:value-type="string" calcext:value-type="string">
            <text:p><text:s/>instancia141.txt </text:p>
          </table:table-cell>
          <table:table-cell office:value-type="float" office:value="121083" calcext:value-type="float">
            <text:p>121083</text:p>
          </table:table-cell>
        </table:table-row>
        <table:table-row table:style-name="ro2">
          <table:table-cell office:value-type="string" calcext:value-type="string">
            <text:p><text:s/>instancia142.txt </text:p>
          </table:table-cell>
          <table:table-cell office:value-type="float" office:value="114801" calcext:value-type="float">
            <text:p>114801</text:p>
          </table:table-cell>
        </table:table-row>
        <table:table-row table:style-name="ro2">
          <table:table-cell office:value-type="string" calcext:value-type="string">
            <text:p><text:s/>instancia143.txt </text:p>
          </table:table-cell>
          <table:table-cell office:value-type="float" office:value="118578" calcext:value-type="float">
            <text:p>118578</text:p>
          </table:table-cell>
        </table:table-row>
        <table:table-row table:style-name="ro2">
          <table:table-cell office:value-type="string" calcext:value-type="string">
            <text:p><text:s/>instancia144.txt </text:p>
          </table:table-cell>
          <table:table-cell office:value-type="float" office:value="126093" calcext:value-type="float">
            <text:p>126093</text:p>
          </table:table-cell>
        </table:table-row>
        <table:table-row table:style-name="ro2">
          <table:table-cell office:value-type="string" calcext:value-type="string">
            <text:p><text:s/>instancia145.txt </text:p>
          </table:table-cell>
          <table:table-cell office:value-type="float" office:value="131727" calcext:value-type="float">
            <text:p>131727</text:p>
          </table:table-cell>
        </table:table-row>
        <table:table-row table:style-name="ro2">
          <table:table-cell office:value-type="string" calcext:value-type="string">
            <text:p><text:s/>instancia146.txt </text:p>
          </table:table-cell>
          <table:table-cell office:value-type="float" office:value="128774" calcext:value-type="float">
            <text:p>128774</text:p>
          </table:table-cell>
        </table:table-row>
        <table:table-row table:style-name="ro2">
          <table:table-cell office:value-type="string" calcext:value-type="string">
            <text:p><text:s/>instancia147.txt </text:p>
          </table:table-cell>
          <table:table-cell office:value-type="float" office:value="128797" calcext:value-type="float">
            <text:p>128797</text:p>
          </table:table-cell>
        </table:table-row>
        <table:table-row table:style-name="ro2">
          <table:table-cell office:value-type="string" calcext:value-type="string">
            <text:p><text:s/>instancia148.txt </text:p>
          </table:table-cell>
          <table:table-cell office:value-type="float" office:value="129311" calcext:value-type="float">
            <text:p>129311</text:p>
          </table:table-cell>
        </table:table-row>
        <table:table-row table:style-name="ro2">
          <table:table-cell office:value-type="string" calcext:value-type="string">
            <text:p><text:s/>instancia149.txt </text:p>
          </table:table-cell>
          <table:table-cell office:value-type="float" office:value="122487" calcext:value-type="float">
            <text:p>122487</text:p>
          </table:table-cell>
        </table:table-row>
        <table:table-row table:style-name="ro2">
          <table:table-cell office:value-type="string" calcext:value-type="string">
            <text:p><text:s/>instancia150.txt </text:p>
          </table:table-cell>
          <table:table-cell office:value-type="float" office:value="120240" calcext:value-type="float">
            <text:p>120240</text:p>
          </table:table-cell>
        </table:table-row>
        <table:table-row table:style-name="ro2">
          <table:table-cell office:value-type="string" calcext:value-type="string">
            <text:p><text:s/>instancia151.txt </text:p>
          </table:table-cell>
          <table:table-cell office:value-type="float" office:value="127442" calcext:value-type="float">
            <text:p>127442</text:p>
          </table:table-cell>
        </table:table-row>
        <table:table-row table:style-name="ro2">
          <table:table-cell office:value-type="string" calcext:value-type="string">
            <text:p><text:s/>instancia152.txt </text:p>
          </table:table-cell>
          <table:table-cell office:value-type="float" office:value="128972" calcext:value-type="float">
            <text:p>128972</text:p>
          </table:table-cell>
        </table:table-row>
        <table:table-row table:style-name="ro2">
          <table:table-cell office:value-type="string" calcext:value-type="string">
            <text:p><text:s/>instancia153.txt </text:p>
          </table:table-cell>
          <table:table-cell office:value-type="float" office:value="118845" calcext:value-type="float">
            <text:p>118845</text:p>
          </table:table-cell>
        </table:table-row>
        <table:table-row table:style-name="ro2">
          <table:table-cell office:value-type="string" calcext:value-type="string">
            <text:p><text:s/>instancia154.txt </text:p>
          </table:table-cell>
          <table:table-cell office:value-type="float" office:value="119175" calcext:value-type="float">
            <text:p>119175</text:p>
          </table:table-cell>
        </table:table-row>
        <table:table-row table:style-name="ro2">
          <table:table-cell office:value-type="string" calcext:value-type="string">
            <text:p><text:s/>instancia155.txt </text:p>
          </table:table-cell>
          <table:table-cell office:value-type="float" office:value="135299" calcext:value-type="float">
            <text:p>135299</text:p>
          </table:table-cell>
        </table:table-row>
        <table:table-row table:style-name="ro2">
          <table:table-cell office:value-type="string" calcext:value-type="string">
            <text:p><text:s/>instancia156.txt </text:p>
          </table:table-cell>
          <table:table-cell office:value-type="float" office:value="121283" calcext:value-type="float">
            <text:p>121283</text:p>
          </table:table-cell>
        </table:table-row>
        <table:table-row table:style-name="ro2">
          <table:table-cell office:value-type="string" calcext:value-type="string">
            <text:p><text:s/>instancia157.txt </text:p>
          </table:table-cell>
          <table:table-cell office:value-type="float" office:value="127139" calcext:value-type="float">
            <text:p>127139</text:p>
          </table:table-cell>
        </table:table-row>
        <table:table-row table:style-name="ro2">
          <table:table-cell office:value-type="string" calcext:value-type="string">
            <text:p><text:s/>instancia158.txt </text:p>
          </table:table-cell>
          <table:table-cell office:value-type="float" office:value="133501" calcext:value-type="float">
            <text:p>133501</text:p>
          </table:table-cell>
        </table:table-row>
        <table:table-row table:style-name="ro2">
          <table:table-cell office:value-type="string" calcext:value-type="string">
            <text:p><text:s/>instancia159.txt </text:p>
          </table:table-cell>
          <table:table-cell office:value-type="float" office:value="134229" calcext:value-type="float">
            <text:p>134229</text:p>
          </table:table-cell>
        </table:table-row>
        <table:table-row table:style-name="ro2">
          <table:table-cell office:value-type="string" calcext:value-type="string">
            <text:p><text:s/>instancia160.txt </text:p>
          </table:table-cell>
          <table:table-cell office:value-type="float" office:value="123966" calcext:value-type="float">
            <text:p>123966</text:p>
          </table:table-cell>
        </table:table-row>
        <table:table-row table:style-name="ro2">
          <table:table-cell office:value-type="string" calcext:value-type="string">
            <text:p><text:s/>instancia161.txt </text:p>
          </table:table-cell>
          <table:table-cell office:value-type="float" office:value="137417" calcext:value-type="float">
            <text:p>137417</text:p>
          </table:table-cell>
        </table:table-row>
        <table:table-row table:style-name="ro2">
          <table:table-cell office:value-type="string" calcext:value-type="string">
            <text:p><text:s/>instancia162.txt </text:p>
          </table:table-cell>
          <table:table-cell office:value-type="float" office:value="132697" calcext:value-type="float">
            <text:p>132697</text:p>
          </table:table-cell>
        </table:table-row>
        <table:table-row table:style-name="ro2">
          <table:table-cell office:value-type="string" calcext:value-type="string">
            <text:p><text:s/>instancia163.txt </text:p>
          </table:table-cell>
          <table:table-cell office:value-type="float" office:value="133928" calcext:value-type="float">
            <text:p>133928</text:p>
          </table:table-cell>
        </table:table-row>
        <table:table-row table:style-name="ro2">
          <table:table-cell office:value-type="string" calcext:value-type="string">
            <text:p><text:s/>instancia164.txt </text:p>
          </table:table-cell>
          <table:table-cell office:value-type="float" office:value="132852" calcext:value-type="float">
            <text:p>132852</text:p>
          </table:table-cell>
        </table:table-row>
        <table:table-row table:style-name="ro2">
          <table:table-cell office:value-type="string" calcext:value-type="string">
            <text:p><text:s/>instancia165.txt </text:p>
          </table:table-cell>
          <table:table-cell office:value-type="float" office:value="146734" calcext:value-type="float">
            <text:p>146734</text:p>
          </table:table-cell>
        </table:table-row>
        <table:table-row table:style-name="ro2">
          <table:table-cell office:value-type="string" calcext:value-type="string">
            <text:p><text:s/>instancia166.txt </text:p>
          </table:table-cell>
          <table:table-cell office:value-type="float" office:value="136759" calcext:value-type="float">
            <text:p>136759</text:p>
          </table:table-cell>
        </table:table-row>
        <table:table-row table:style-name="ro2">
          <table:table-cell office:value-type="string" calcext:value-type="string">
            <text:p><text:s/>instancia167.txt </text:p>
          </table:table-cell>
          <table:table-cell office:value-type="float" office:value="124034" calcext:value-type="float">
            <text:p>124034</text:p>
          </table:table-cell>
        </table:table-row>
        <table:table-row table:style-name="ro2">
          <table:table-cell office:value-type="string" calcext:value-type="string">
            <text:p><text:s/>instancia168.txt </text:p>
          </table:table-cell>
          <table:table-cell office:value-type="float" office:value="129699" calcext:value-type="float">
            <text:p>129699</text:p>
          </table:table-cell>
        </table:table-row>
        <table:table-row table:style-name="ro2">
          <table:table-cell office:value-type="string" calcext:value-type="string">
            <text:p><text:s/>instancia169.txt </text:p>
          </table:table-cell>
          <table:table-cell office:value-type="float" office:value="136498" calcext:value-type="float">
            <text:p>136498</text:p>
          </table:table-cell>
        </table:table-row>
        <table:table-row table:style-name="ro2">
          <table:table-cell office:value-type="string" calcext:value-type="string">
            <text:p><text:s/>instancia170.txt </text:p>
          </table:table-cell>
          <table:table-cell office:value-type="float" office:value="140044" calcext:value-type="float">
            <text:p>140044</text:p>
          </table:table-cell>
        </table:table-row>
        <table:table-row table:style-name="ro2">
          <table:table-cell office:value-type="string" calcext:value-type="string">
            <text:p><text:s/>instancia171.txt </text:p>
          </table:table-cell>
          <table:table-cell office:value-type="float" office:value="144686" calcext:value-type="float">
            <text:p>144686</text:p>
          </table:table-cell>
        </table:table-row>
        <table:table-row table:style-name="ro2">
          <table:table-cell office:value-type="string" calcext:value-type="string">
            <text:p><text:s/>instancia172.txt </text:p>
          </table:table-cell>
          <table:table-cell office:value-type="float" office:value="141237" calcext:value-type="float">
            <text:p>141237</text:p>
          </table:table-cell>
        </table:table-row>
        <table:table-row table:style-name="ro2">
          <table:table-cell office:value-type="string" calcext:value-type="string">
            <text:p><text:s/>instancia173.txt </text:p>
          </table:table-cell>
          <table:table-cell office:value-type="float" office:value="146164" calcext:value-type="float">
            <text:p>146164</text:p>
          </table:table-cell>
        </table:table-row>
        <table:table-row table:style-name="ro2">
          <table:table-cell office:value-type="string" calcext:value-type="string">
            <text:p><text:s/>instancia174.txt </text:p>
          </table:table-cell>
          <table:table-cell office:value-type="float" office:value="136189" calcext:value-type="float">
            <text:p>136189</text:p>
          </table:table-cell>
        </table:table-row>
        <table:table-row table:style-name="ro2">
          <table:table-cell office:value-type="string" calcext:value-type="string">
            <text:p><text:s/>instancia175.txt </text:p>
          </table:table-cell>
          <table:table-cell office:value-type="float" office:value="138799" calcext:value-type="float">
            <text:p>138799</text:p>
          </table:table-cell>
        </table:table-row>
        <table:table-row table:style-name="ro2">
          <table:table-cell office:value-type="string" calcext:value-type="string">
            <text:p><text:s/>instancia176.txt </text:p>
          </table:table-cell>
          <table:table-cell office:value-type="float" office:value="154833" calcext:value-type="float">
            <text:p>154833</text:p>
          </table:table-cell>
        </table:table-row>
        <table:table-row table:style-name="ro2">
          <table:table-cell office:value-type="string" calcext:value-type="string">
            <text:p><text:s/>instancia177.txt </text:p>
          </table:table-cell>
          <table:table-cell office:value-type="float" office:value="158908" calcext:value-type="float">
            <text:p>158908</text:p>
          </table:table-cell>
        </table:table-row>
        <table:table-row table:style-name="ro2">
          <table:table-cell office:value-type="string" calcext:value-type="string">
            <text:p><text:s/>instancia178.txt </text:p>
          </table:table-cell>
          <table:table-cell office:value-type="float" office:value="158161" calcext:value-type="float">
            <text:p>158161</text:p>
          </table:table-cell>
        </table:table-row>
        <table:table-row table:style-name="ro2">
          <table:table-cell office:value-type="string" calcext:value-type="string">
            <text:p><text:s/>instancia179.txt </text:p>
          </table:table-cell>
          <table:table-cell office:value-type="float" office:value="155029" calcext:value-type="float">
            <text:p>155029</text:p>
          </table:table-cell>
        </table:table-row>
        <table:table-row table:style-name="ro2">
          <table:table-cell office:value-type="string" calcext:value-type="string">
            <text:p><text:s/>instancia180.txt </text:p>
          </table:table-cell>
          <table:table-cell office:value-type="float" office:value="162868" calcext:value-type="float">
            <text:p>162868</text:p>
          </table:table-cell>
        </table:table-row>
        <table:table-row table:style-name="ro2">
          <table:table-cell office:value-type="string" calcext:value-type="string">
            <text:p><text:s/>instancia181.txt </text:p>
          </table:table-cell>
          <table:table-cell office:value-type="float" office:value="140684" calcext:value-type="float">
            <text:p>140684</text:p>
          </table:table-cell>
        </table:table-row>
        <table:table-row table:style-name="ro2">
          <table:table-cell office:value-type="string" calcext:value-type="string">
            <text:p><text:s/>instancia182.txt </text:p>
          </table:table-cell>
          <table:table-cell office:value-type="float" office:value="141575" calcext:value-type="float">
            <text:p>141575</text:p>
          </table:table-cell>
        </table:table-row>
        <table:table-row table:style-name="ro2">
          <table:table-cell office:value-type="string" calcext:value-type="string">
            <text:p><text:s/>instancia183.txt </text:p>
          </table:table-cell>
          <table:table-cell office:value-type="float" office:value="149594" calcext:value-type="float">
            <text:p>149594</text:p>
          </table:table-cell>
        </table:table-row>
        <table:table-row table:style-name="ro2">
          <table:table-cell office:value-type="string" calcext:value-type="string">
            <text:p><text:s/>instancia184.txt </text:p>
          </table:table-cell>
          <table:table-cell office:value-type="float" office:value="162341" calcext:value-type="float">
            <text:p>162341</text:p>
          </table:table-cell>
        </table:table-row>
        <table:table-row table:style-name="ro2">
          <table:table-cell office:value-type="string" calcext:value-type="string">
            <text:p><text:s/>instancia185.txt </text:p>
          </table:table-cell>
          <table:table-cell office:value-type="float" office:value="161394" calcext:value-type="float">
            <text:p>161394</text:p>
          </table:table-cell>
        </table:table-row>
        <table:table-row table:style-name="ro2">
          <table:table-cell office:value-type="string" calcext:value-type="string">
            <text:p><text:s/>instancia186.txt </text:p>
          </table:table-cell>
          <table:table-cell office:value-type="float" office:value="168060" calcext:value-type="float">
            <text:p>168060</text:p>
          </table:table-cell>
        </table:table-row>
        <table:table-row table:style-name="ro2">
          <table:table-cell office:value-type="string" calcext:value-type="string">
            <text:p><text:s/>instancia187.txt </text:p>
          </table:table-cell>
          <table:table-cell office:value-type="float" office:value="163802" calcext:value-type="float">
            <text:p>163802</text:p>
          </table:table-cell>
        </table:table-row>
        <table:table-row table:style-name="ro2">
          <table:table-cell office:value-type="string" calcext:value-type="string">
            <text:p><text:s/>instancia188.txt </text:p>
          </table:table-cell>
          <table:table-cell office:value-type="float" office:value="148225" calcext:value-type="float">
            <text:p>148225</text:p>
          </table:table-cell>
        </table:table-row>
        <table:table-row table:style-name="ro2">
          <table:table-cell office:value-type="string" calcext:value-type="string">
            <text:p><text:s/>instancia189.txt </text:p>
          </table:table-cell>
          <table:table-cell office:value-type="float" office:value="162583" calcext:value-type="float">
            <text:p>162583</text:p>
          </table:table-cell>
        </table:table-row>
        <table:table-row table:style-name="ro2">
          <table:table-cell office:value-type="string" calcext:value-type="string">
            <text:p><text:s/>instancia190.txt </text:p>
          </table:table-cell>
          <table:table-cell office:value-type="float" office:value="160680" calcext:value-type="float">
            <text:p>160680</text:p>
          </table:table-cell>
        </table:table-row>
        <table:table-row table:style-name="ro2">
          <table:table-cell office:value-type="string" calcext:value-type="string">
            <text:p><text:s/>instancia191.txt </text:p>
          </table:table-cell>
          <table:table-cell office:value-type="float" office:value="162658" calcext:value-type="float">
            <text:p>162658</text:p>
          </table:table-cell>
        </table:table-row>
        <table:table-row table:style-name="ro2">
          <table:table-cell office:value-type="string" calcext:value-type="string">
            <text:p><text:s/>instancia192.txt </text:p>
          </table:table-cell>
          <table:table-cell office:value-type="float" office:value="151776" calcext:value-type="float">
            <text:p>151776</text:p>
          </table:table-cell>
        </table:table-row>
        <table:table-row table:style-name="ro2">
          <table:table-cell office:value-type="string" calcext:value-type="string">
            <text:p><text:s/>instancia193.txt </text:p>
          </table:table-cell>
          <table:table-cell office:value-type="float" office:value="151155" calcext:value-type="float">
            <text:p>151155</text:p>
          </table:table-cell>
        </table:table-row>
        <table:table-row table:style-name="ro2">
          <table:table-cell office:value-type="string" calcext:value-type="string">
            <text:p><text:s/>instancia194.txt </text:p>
          </table:table-cell>
          <table:table-cell office:value-type="float" office:value="154638" calcext:value-type="float">
            <text:p>154638</text:p>
          </table:table-cell>
        </table:table-row>
        <table:table-row table:style-name="ro2">
          <table:table-cell office:value-type="string" calcext:value-type="string">
            <text:p><text:s/>instancia195.txt </text:p>
          </table:table-cell>
          <table:table-cell office:value-type="float" office:value="159803" calcext:value-type="float">
            <text:p>159803</text:p>
          </table:table-cell>
        </table:table-row>
        <table:table-row table:style-name="ro2">
          <table:table-cell office:value-type="string" calcext:value-type="string">
            <text:p><text:s/>instancia196.txt </text:p>
          </table:table-cell>
          <table:table-cell office:value-type="float" office:value="156468" calcext:value-type="float">
            <text:p>156468</text:p>
          </table:table-cell>
        </table:table-row>
        <table:table-row table:style-name="ro2">
          <table:table-cell office:value-type="string" calcext:value-type="string">
            <text:p><text:s/>instancia197.txt </text:p>
          </table:table-cell>
          <table:table-cell office:value-type="float" office:value="171885" calcext:value-type="float">
            <text:p>171885</text:p>
          </table:table-cell>
        </table:table-row>
        <table:table-row table:style-name="ro2">
          <table:table-cell office:value-type="string" calcext:value-type="string">
            <text:p><text:s/>instancia198.txt </text:p>
          </table:table-cell>
          <table:table-cell office:value-type="float" office:value="171283" calcext:value-type="float">
            <text:p>171283</text:p>
          </table:table-cell>
        </table:table-row>
        <table:table-row table:style-name="ro2">
          <table:table-cell office:value-type="string" calcext:value-type="string">
            <text:p><text:s/>instancia199.txt </text:p>
          </table:table-cell>
          <table:table-cell office:value-type="float" office:value="171336" calcext:value-type="float">
            <text:p>171336</text:p>
          </table:table-cell>
        </table:table-row>
        <table:table-row table:style-name="ro2">
          <table:table-cell office:value-type="string" calcext:value-type="string">
            <text:p><text:s/>instancia200.txt </text:p>
          </table:table-cell>
          <table:table-cell office:value-type="float" office:value="175918" calcext:value-type="float">
            <text:p>175918</text:p>
          </table:table-cell>
        </table:table-row>
        <table:table-row table:style-name="ro2">
          <table:table-cell office:value-type="string" calcext:value-type="string">
            <text:p><text:s/>instancia201.txt </text:p>
          </table:table-cell>
          <table:table-cell office:value-type="float" office:value="158443" calcext:value-type="float">
            <text:p>158443</text:p>
          </table:table-cell>
        </table:table-row>
        <table:table-row table:style-name="ro2">
          <table:table-cell office:value-type="string" calcext:value-type="string">
            <text:p><text:s/>instancia202.txt </text:p>
          </table:table-cell>
          <table:table-cell office:value-type="float" office:value="158276" calcext:value-type="float">
            <text:p>158276</text:p>
          </table:table-cell>
        </table:table-row>
        <table:table-row table:style-name="ro2">
          <table:table-cell office:value-type="string" calcext:value-type="string">
            <text:p><text:s/>instancia203.txt </text:p>
          </table:table-cell>
          <table:table-cell office:value-type="float" office:value="176833" calcext:value-type="float">
            <text:p>176833</text:p>
          </table:table-cell>
        </table:table-row>
        <table:table-row table:style-name="ro2">
          <table:table-cell office:value-type="string" calcext:value-type="string">
            <text:p><text:s/>instancia204.txt </text:p>
          </table:table-cell>
          <table:table-cell office:value-type="float" office:value="178990" calcext:value-type="float">
            <text:p>178990</text:p>
          </table:table-cell>
        </table:table-row>
        <table:table-row table:style-name="ro2">
          <table:table-cell office:value-type="string" calcext:value-type="string">
            <text:p><text:s/>instancia205.txt </text:p>
          </table:table-cell>
          <table:table-cell office:value-type="float" office:value="159341" calcext:value-type="float">
            <text:p>159341</text:p>
          </table:table-cell>
        </table:table-row>
        <table:table-row table:style-name="ro2">
          <table:table-cell office:value-type="string" calcext:value-type="string">
            <text:p><text:s/>instancia206.txt </text:p>
          </table:table-cell>
          <table:table-cell office:value-type="float" office:value="177222" calcext:value-type="float">
            <text:p>177222</text:p>
          </table:table-cell>
        </table:table-row>
        <table:table-row table:style-name="ro2">
          <table:table-cell office:value-type="string" calcext:value-type="string">
            <text:p><text:s/>instancia207.txt </text:p>
          </table:table-cell>
          <table:table-cell office:value-type="float" office:value="172469" calcext:value-type="float">
            <text:p>172469</text:p>
          </table:table-cell>
        </table:table-row>
        <table:table-row table:style-name="ro2">
          <table:table-cell office:value-type="string" calcext:value-type="string">
            <text:p><text:s/>instancia208.txt </text:p>
          </table:table-cell>
          <table:table-cell office:value-type="float" office:value="170475" calcext:value-type="float">
            <text:p>170475</text:p>
          </table:table-cell>
        </table:table-row>
        <table:table-row table:style-name="ro2">
          <table:table-cell office:value-type="string" calcext:value-type="string">
            <text:p><text:s/>instancia209.txt </text:p>
          </table:table-cell>
          <table:table-cell office:value-type="float" office:value="168890" calcext:value-type="float">
            <text:p>168890</text:p>
          </table:table-cell>
        </table:table-row>
        <table:table-row table:style-name="ro2">
          <table:table-cell office:value-type="string" calcext:value-type="string">
            <text:p><text:s/>instancia210.txt </text:p>
          </table:table-cell>
          <table:table-cell office:value-type="float" office:value="169140" calcext:value-type="float">
            <text:p>169140</text:p>
          </table:table-cell>
        </table:table-row>
        <table:table-row table:style-name="ro2">
          <table:table-cell office:value-type="string" calcext:value-type="string">
            <text:p><text:s/>instancia211.txt </text:p>
          </table:table-cell>
          <table:table-cell office:value-type="float" office:value="168948" calcext:value-type="float">
            <text:p>168948</text:p>
          </table:table-cell>
        </table:table-row>
        <table:table-row table:style-name="ro2">
          <table:table-cell office:value-type="string" calcext:value-type="string">
            <text:p><text:s/>instancia212.txt </text:p>
          </table:table-cell>
          <table:table-cell office:value-type="float" office:value="171446" calcext:value-type="float">
            <text:p>171446</text:p>
          </table:table-cell>
        </table:table-row>
        <table:table-row table:style-name="ro2">
          <table:table-cell office:value-type="string" calcext:value-type="string">
            <text:p><text:s/>instancia213.txt </text:p>
          </table:table-cell>
          <table:table-cell office:value-type="float" office:value="175284" calcext:value-type="float">
            <text:p>175284</text:p>
          </table:table-cell>
        </table:table-row>
        <table:table-row table:style-name="ro2">
          <table:table-cell office:value-type="string" calcext:value-type="string">
            <text:p><text:s/>instancia214.txt </text:p>
          </table:table-cell>
          <table:table-cell office:value-type="float" office:value="160958" calcext:value-type="float">
            <text:p>160958</text:p>
          </table:table-cell>
        </table:table-row>
        <table:table-row table:style-name="ro2">
          <table:table-cell office:value-type="string" calcext:value-type="string">
            <text:p><text:s/>instancia215.txt </text:p>
          </table:table-cell>
          <table:table-cell office:value-type="float" office:value="172773" calcext:value-type="float">
            <text:p>172773</text:p>
          </table:table-cell>
        </table:table-row>
        <table:table-row table:style-name="ro2">
          <table:table-cell office:value-type="string" calcext:value-type="string">
            <text:p><text:s/>instancia216.txt </text:p>
          </table:table-cell>
          <table:table-cell office:value-type="float" office:value="164845" calcext:value-type="float">
            <text:p>164845</text:p>
          </table:table-cell>
        </table:table-row>
        <table:table-row table:style-name="ro2">
          <table:table-cell office:value-type="string" calcext:value-type="string">
            <text:p><text:s/>instancia217.txt </text:p>
          </table:table-cell>
          <table:table-cell office:value-type="float" office:value="172913" calcext:value-type="float">
            <text:p>172913</text:p>
          </table:table-cell>
        </table:table-row>
        <table:table-row table:style-name="ro2">
          <table:table-cell office:value-type="string" calcext:value-type="string">
            <text:p><text:s/>instancia218.txt </text:p>
          </table:table-cell>
          <table:table-cell office:value-type="float" office:value="176443" calcext:value-type="float">
            <text:p>176443</text:p>
          </table:table-cell>
        </table:table-row>
        <table:table-row table:style-name="ro2">
          <table:table-cell office:value-type="string" calcext:value-type="string">
            <text:p><text:s/>instancia219.txt </text:p>
          </table:table-cell>
          <table:table-cell office:value-type="float" office:value="180959" calcext:value-type="float">
            <text:p>180959</text:p>
          </table:table-cell>
        </table:table-row>
        <table:table-row table:style-name="ro2">
          <table:table-cell office:value-type="string" calcext:value-type="string">
            <text:p><text:s/>instancia220.txt </text:p>
          </table:table-cell>
          <table:table-cell office:value-type="float" office:value="173218" calcext:value-type="float">
            <text:p>173218</text:p>
          </table:table-cell>
        </table:table-row>
        <table:table-row table:style-name="ro2">
          <table:table-cell office:value-type="string" calcext:value-type="string">
            <text:p><text:s/>instancia221.txt </text:p>
          </table:table-cell>
          <table:table-cell office:value-type="float" office:value="171651" calcext:value-type="float">
            <text:p>171651</text:p>
          </table:table-cell>
        </table:table-row>
        <table:table-row table:style-name="ro2">
          <table:table-cell office:value-type="string" calcext:value-type="string">
            <text:p><text:s/>instancia222.txt </text:p>
          </table:table-cell>
          <table:table-cell office:value-type="float" office:value="168335" calcext:value-type="float">
            <text:p>168335</text:p>
          </table:table-cell>
        </table:table-row>
        <table:table-row table:style-name="ro2">
          <table:table-cell office:value-type="string" calcext:value-type="string">
            <text:p><text:s/>instancia223.txt </text:p>
          </table:table-cell>
          <table:table-cell office:value-type="float" office:value="199579" calcext:value-type="float">
            <text:p>199579</text:p>
          </table:table-cell>
        </table:table-row>
        <table:table-row table:style-name="ro2">
          <table:table-cell office:value-type="string" calcext:value-type="string">
            <text:p><text:s/>instancia224.txt </text:p>
          </table:table-cell>
          <table:table-cell office:value-type="float" office:value="182395" calcext:value-type="float">
            <text:p>182395</text:p>
          </table:table-cell>
        </table:table-row>
        <table:table-row table:style-name="ro2">
          <table:table-cell office:value-type="string" calcext:value-type="string">
            <text:p><text:s/>instancia225.txt </text:p>
          </table:table-cell>
          <table:table-cell office:value-type="float" office:value="200681" calcext:value-type="float">
            <text:p>200681</text:p>
          </table:table-cell>
        </table:table-row>
        <table:table-row table:style-name="ro2">
          <table:table-cell office:value-type="string" calcext:value-type="string">
            <text:p><text:s/>instancia226.txt </text:p>
          </table:table-cell>
          <table:table-cell office:value-type="float" office:value="193796" calcext:value-type="float">
            <text:p>193796</text:p>
          </table:table-cell>
        </table:table-row>
        <table:table-row table:style-name="ro2">
          <table:table-cell office:value-type="string" calcext:value-type="string">
            <text:p><text:s/>instancia227.txt </text:p>
          </table:table-cell>
          <table:table-cell office:value-type="float" office:value="188333" calcext:value-type="float">
            <text:p>188333</text:p>
          </table:table-cell>
        </table:table-row>
        <table:table-row table:style-name="ro2">
          <table:table-cell office:value-type="string" calcext:value-type="string">
            <text:p><text:s/>instancia228.txt </text:p>
          </table:table-cell>
          <table:table-cell office:value-type="float" office:value="178456" calcext:value-type="float">
            <text:p>178456</text:p>
          </table:table-cell>
        </table:table-row>
        <table:table-row table:style-name="ro2">
          <table:table-cell office:value-type="string" calcext:value-type="string">
            <text:p><text:s/>instancia229.txt </text:p>
          </table:table-cell>
          <table:table-cell office:value-type="float" office:value="193639" calcext:value-type="float">
            <text:p>193639</text:p>
          </table:table-cell>
        </table:table-row>
        <table:table-row table:style-name="ro2">
          <table:table-cell office:value-type="string" calcext:value-type="string">
            <text:p><text:s/>instancia230.txt </text:p>
          </table:table-cell>
          <table:table-cell office:value-type="float" office:value="203286" calcext:value-type="float">
            <text:p>203286</text:p>
          </table:table-cell>
        </table:table-row>
        <table:table-row table:style-name="ro2">
          <table:table-cell office:value-type="string" calcext:value-type="string">
            <text:p><text:s/>instancia231.txt </text:p>
          </table:table-cell>
          <table:table-cell office:value-type="float" office:value="204715" calcext:value-type="float">
            <text:p>204715</text:p>
          </table:table-cell>
        </table:table-row>
        <table:table-row table:style-name="ro2">
          <table:table-cell office:value-type="string" calcext:value-type="string">
            <text:p><text:s/>instancia232.txt </text:p>
          </table:table-cell>
          <table:table-cell office:value-type="float" office:value="185952" calcext:value-type="float">
            <text:p>185952</text:p>
          </table:table-cell>
        </table:table-row>
        <table:table-row table:style-name="ro2">
          <table:table-cell office:value-type="string" calcext:value-type="string">
            <text:p><text:s/>instancia233.txt </text:p>
          </table:table-cell>
          <table:table-cell office:value-type="float" office:value="202088" calcext:value-type="float">
            <text:p>202088</text:p>
          </table:table-cell>
        </table:table-row>
        <table:table-row table:style-name="ro2">
          <table:table-cell office:value-type="string" calcext:value-type="string">
            <text:p><text:s/>instancia234.txt </text:p>
          </table:table-cell>
          <table:table-cell office:value-type="float" office:value="192764" calcext:value-type="float">
            <text:p>192764</text:p>
          </table:table-cell>
        </table:table-row>
        <table:table-row table:style-name="ro2">
          <table:table-cell office:value-type="string" calcext:value-type="string">
            <text:p><text:s/>instancia235.txt </text:p>
          </table:table-cell>
          <table:table-cell office:value-type="float" office:value="196384" calcext:value-type="float">
            <text:p>196384</text:p>
          </table:table-cell>
        </table:table-row>
        <table:table-row table:style-name="ro2">
          <table:table-cell office:value-type="string" calcext:value-type="string">
            <text:p><text:s/>instancia236.txt </text:p>
          </table:table-cell>
          <table:table-cell office:value-type="float" office:value="200691" calcext:value-type="float">
            <text:p>200691</text:p>
          </table:table-cell>
        </table:table-row>
        <table:table-row table:style-name="ro2">
          <table:table-cell office:value-type="string" calcext:value-type="string">
            <text:p><text:s/>instancia237.txt </text:p>
          </table:table-cell>
          <table:table-cell office:value-type="float" office:value="182363" calcext:value-type="float">
            <text:p>182363</text:p>
          </table:table-cell>
        </table:table-row>
        <table:table-row table:style-name="ro2">
          <table:table-cell office:value-type="string" calcext:value-type="string">
            <text:p><text:s/>instancia238.txt </text:p>
          </table:table-cell>
          <table:table-cell office:value-type="float" office:value="176632" calcext:value-type="float">
            <text:p>176632</text:p>
          </table:table-cell>
        </table:table-row>
        <table:table-row table:style-name="ro2">
          <table:table-cell office:value-type="string" calcext:value-type="string">
            <text:p><text:s/>instancia239.txt </text:p>
          </table:table-cell>
          <table:table-cell office:value-type="float" office:value="201542" calcext:value-type="float">
            <text:p>201542</text:p>
          </table:table-cell>
        </table:table-row>
        <table:table-row table:style-name="ro2">
          <table:table-cell office:value-type="string" calcext:value-type="string">
            <text:p><text:s/>instancia240.txt </text:p>
          </table:table-cell>
          <table:table-cell office:value-type="float" office:value="199051" calcext:value-type="float">
            <text:p>199051</text:p>
          </table:table-cell>
        </table:table-row>
        <table:table-row table:style-name="ro2">
          <table:table-cell office:value-type="string" calcext:value-type="string">
            <text:p><text:s/>instancia241.txt </text:p>
          </table:table-cell>
          <table:table-cell office:value-type="float" office:value="209418" calcext:value-type="float">
            <text:p>209418</text:p>
          </table:table-cell>
        </table:table-row>
        <table:table-row table:style-name="ro2">
          <table:table-cell office:value-type="string" calcext:value-type="string">
            <text:p><text:s/>instancia242.txt </text:p>
          </table:table-cell>
          <table:table-cell office:value-type="float" office:value="182676" calcext:value-type="float">
            <text:p>182676</text:p>
          </table:table-cell>
        </table:table-row>
        <table:table-row table:style-name="ro2">
          <table:table-cell office:value-type="string" calcext:value-type="string">
            <text:p><text:s/>instancia243.txt </text:p>
          </table:table-cell>
          <table:table-cell office:value-type="float" office:value="185358" calcext:value-type="float">
            <text:p>185358</text:p>
          </table:table-cell>
        </table:table-row>
        <table:table-row table:style-name="ro2">
          <table:table-cell office:value-type="string" calcext:value-type="string">
            <text:p><text:s/>instancia244.txt </text:p>
          </table:table-cell>
          <table:table-cell office:value-type="float" office:value="200642" calcext:value-type="float">
            <text:p>200642</text:p>
          </table:table-cell>
        </table:table-row>
        <table:table-row table:style-name="ro2">
          <table:table-cell office:value-type="string" calcext:value-type="string">
            <text:p><text:s/>instancia245.txt </text:p>
          </table:table-cell>
          <table:table-cell office:value-type="float" office:value="201094" calcext:value-type="float">
            <text:p>201094</text:p>
          </table:table-cell>
        </table:table-row>
        <table:table-row table:style-name="ro2">
          <table:table-cell office:value-type="string" calcext:value-type="string">
            <text:p><text:s/>instancia246.txt </text:p>
          </table:table-cell>
          <table:table-cell office:value-type="float" office:value="208434" calcext:value-type="float">
            <text:p>208434</text:p>
          </table:table-cell>
        </table:table-row>
        <table:table-row table:style-name="ro2">
          <table:table-cell office:value-type="string" calcext:value-type="string">
            <text:p><text:s/>instancia247.txt </text:p>
          </table:table-cell>
          <table:table-cell office:value-type="float" office:value="210058" calcext:value-type="float">
            <text:p>210058</text:p>
          </table:table-cell>
        </table:table-row>
        <table:table-row table:style-name="ro2">
          <table:table-cell office:value-type="string" calcext:value-type="string">
            <text:p><text:s/>instancia248.txt </text:p>
          </table:table-cell>
          <table:table-cell office:value-type="float" office:value="202890" calcext:value-type="float">
            <text:p>202890</text:p>
          </table:table-cell>
        </table:table-row>
        <table:table-row table:style-name="ro2">
          <table:table-cell office:value-type="string" calcext:value-type="string">
            <text:p><text:s/>instancia249.txt </text:p>
          </table:table-cell>
          <table:table-cell office:value-type="float" office:value="195839" calcext:value-type="float">
            <text:p>195839</text:p>
          </table:table-cell>
        </table:table-row>
        <table:table-row table:style-name="ro2">
          <table:table-cell office:value-type="string" calcext:value-type="string">
            <text:p><text:s/>instancia250.txt </text:p>
          </table:table-cell>
          <table:table-cell office:value-type="float" office:value="203630" calcext:value-type="float">
            <text:p>203630</text:p>
          </table:table-cell>
        </table:table-row>
        <table:table-row table:style-name="ro2">
          <table:table-cell office:value-type="string" calcext:value-type="string">
            <text:p><text:s/>instancia251.txt </text:p>
          </table:table-cell>
          <table:table-cell office:value-type="float" office:value="210324" calcext:value-type="float">
            <text:p>210324</text:p>
          </table:table-cell>
        </table:table-row>
        <table:table-row table:style-name="ro2">
          <table:table-cell office:value-type="string" calcext:value-type="string">
            <text:p><text:s/>instancia252.txt </text:p>
          </table:table-cell>
          <table:table-cell office:value-type="float" office:value="221234" calcext:value-type="float">
            <text:p>221234</text:p>
          </table:table-cell>
        </table:table-row>
        <table:table-row table:style-name="ro2">
          <table:table-cell office:value-type="string" calcext:value-type="string">
            <text:p><text:s/>instancia253.txt </text:p>
          </table:table-cell>
          <table:table-cell office:value-type="float" office:value="238402" calcext:value-type="float">
            <text:p>238402</text:p>
          </table:table-cell>
        </table:table-row>
        <table:table-row table:style-name="ro2">
          <table:table-cell office:value-type="string" calcext:value-type="string">
            <text:p><text:s/>instancia254.txt </text:p>
          </table:table-cell>
          <table:table-cell office:value-type="float" office:value="224513" calcext:value-type="float">
            <text:p>224513</text:p>
          </table:table-cell>
        </table:table-row>
        <table:table-row table:style-name="ro2">
          <table:table-cell office:value-type="string" calcext:value-type="string">
            <text:p><text:s/>instancia255.txt </text:p>
          </table:table-cell>
          <table:table-cell office:value-type="float" office:value="212239" calcext:value-type="float">
            <text:p>212239</text:p>
          </table:table-cell>
        </table:table-row>
        <table:table-row table:style-name="ro2">
          <table:table-cell office:value-type="string" calcext:value-type="string">
            <text:p><text:s/>instancia256.txt </text:p>
          </table:table-cell>
          <table:table-cell office:value-type="float" office:value="218212" calcext:value-type="float">
            <text:p>218212</text:p>
          </table:table-cell>
        </table:table-row>
        <table:table-row table:style-name="ro2">
          <table:table-cell office:value-type="string" calcext:value-type="string">
            <text:p><text:s/>instancia257.txt </text:p>
          </table:table-cell>
          <table:table-cell office:value-type="float" office:value="226005" calcext:value-type="float">
            <text:p>226005</text:p>
          </table:table-cell>
        </table:table-row>
        <table:table-row table:style-name="ro2">
          <table:table-cell office:value-type="string" calcext:value-type="string">
            <text:p><text:s/>instancia258.txt </text:p>
          </table:table-cell>
          <table:table-cell office:value-type="float" office:value="215880" calcext:value-type="float">
            <text:p>215880</text:p>
          </table:table-cell>
        </table:table-row>
        <table:table-row table:style-name="ro2">
          <table:table-cell office:value-type="string" calcext:value-type="string">
            <text:p><text:s/>instancia259.txt </text:p>
          </table:table-cell>
          <table:table-cell office:value-type="float" office:value="199762" calcext:value-type="float">
            <text:p>199762</text:p>
          </table:table-cell>
        </table:table-row>
        <table:table-row table:style-name="ro2">
          <table:table-cell office:value-type="string" calcext:value-type="string">
            <text:p><text:s/>instancia260.txt </text:p>
          </table:table-cell>
          <table:table-cell office:value-type="float" office:value="201665" calcext:value-type="float">
            <text:p>201665</text:p>
          </table:table-cell>
        </table:table-row>
        <table:table-row table:style-name="ro2">
          <table:table-cell office:value-type="string" calcext:value-type="string">
            <text:p><text:s/>instancia261.txt </text:p>
          </table:table-cell>
          <table:table-cell office:value-type="float" office:value="203415" calcext:value-type="float">
            <text:p>203415</text:p>
          </table:table-cell>
        </table:table-row>
        <table:table-row table:style-name="ro2">
          <table:table-cell office:value-type="string" calcext:value-type="string">
            <text:p><text:s/>instancia262.txt </text:p>
          </table:table-cell>
          <table:table-cell office:value-type="float" office:value="207327" calcext:value-type="float">
            <text:p>207327</text:p>
          </table:table-cell>
        </table:table-row>
        <table:table-row table:style-name="ro2">
          <table:table-cell office:value-type="string" calcext:value-type="string">
            <text:p><text:s/>instancia263.txt </text:p>
          </table:table-cell>
          <table:table-cell office:value-type="float" office:value="209880" calcext:value-type="float">
            <text:p>209880</text:p>
          </table:table-cell>
        </table:table-row>
        <table:table-row table:style-name="ro2">
          <table:table-cell office:value-type="string" calcext:value-type="string">
            <text:p><text:s/>instancia264.txt </text:p>
          </table:table-cell>
          <table:table-cell office:value-type="float" office:value="203984" calcext:value-type="float">
            <text:p>203984</text:p>
          </table:table-cell>
        </table:table-row>
        <table:table-row table:style-name="ro2">
          <table:table-cell office:value-type="string" calcext:value-type="string">
            <text:p><text:s/>instancia265.txt </text:p>
          </table:table-cell>
          <table:table-cell office:value-type="float" office:value="239976" calcext:value-type="float">
            <text:p>239976</text:p>
          </table:table-cell>
        </table:table-row>
        <table:table-row table:style-name="ro2">
          <table:table-cell office:value-type="string" calcext:value-type="string">
            <text:p><text:s/>instancia266.txt </text:p>
          </table:table-cell>
          <table:table-cell office:value-type="float" office:value="236170" calcext:value-type="float">
            <text:p>236170</text:p>
          </table:table-cell>
        </table:table-row>
        <table:table-row table:style-name="ro2">
          <table:table-cell office:value-type="string" calcext:value-type="string">
            <text:p><text:s/>instancia267.txt </text:p>
          </table:table-cell>
          <table:table-cell office:value-type="float" office:value="233333" calcext:value-type="float">
            <text:p>233333</text:p>
          </table:table-cell>
        </table:table-row>
        <table:table-row table:style-name="ro2">
          <table:table-cell office:value-type="string" calcext:value-type="string">
            <text:p><text:s/>instancia268.txt </text:p>
          </table:table-cell>
          <table:table-cell office:value-type="float" office:value="243113" calcext:value-type="float">
            <text:p>243113</text:p>
          </table:table-cell>
        </table:table-row>
        <table:table-row table:style-name="ro2">
          <table:table-cell office:value-type="string" calcext:value-type="string">
            <text:p><text:s/>instancia269.txt </text:p>
          </table:table-cell>
          <table:table-cell office:value-type="float" office:value="237894" calcext:value-type="float">
            <text:p>237894</text:p>
          </table:table-cell>
        </table:table-row>
        <table:table-row table:style-name="ro2">
          <table:table-cell office:value-type="string" calcext:value-type="string">
            <text:p><text:s/>instancia270.txt </text:p>
          </table:table-cell>
          <table:table-cell office:value-type="float" office:value="230086" calcext:value-type="float">
            <text:p>230086</text:p>
          </table:table-cell>
        </table:table-row>
        <table:table-row table:style-name="ro2">
          <table:table-cell office:value-type="string" calcext:value-type="string">
            <text:p><text:s/>instancia271.txt </text:p>
          </table:table-cell>
          <table:table-cell office:value-type="float" office:value="237342" calcext:value-type="float">
            <text:p>237342</text:p>
          </table:table-cell>
        </table:table-row>
        <table:table-row table:style-name="ro2">
          <table:table-cell office:value-type="string" calcext:value-type="string">
            <text:p><text:s/>instancia272.txt </text:p>
          </table:table-cell>
          <table:table-cell office:value-type="float" office:value="236784" calcext:value-type="float">
            <text:p>236784</text:p>
          </table:table-cell>
        </table:table-row>
        <table:table-row table:style-name="ro2">
          <table:table-cell office:value-type="string" calcext:value-type="string">
            <text:p><text:s/>instancia273.txt </text:p>
          </table:table-cell>
          <table:table-cell office:value-type="float" office:value="250114" calcext:value-type="float">
            <text:p>250114</text:p>
          </table:table-cell>
        </table:table-row>
        <table:table-row table:style-name="ro2">
          <table:table-cell office:value-type="string" calcext:value-type="string">
            <text:p><text:s/>instancia274.txt </text:p>
          </table:table-cell>
          <table:table-cell office:value-type="float" office:value="255712" calcext:value-type="float">
            <text:p>255712</text:p>
          </table:table-cell>
        </table:table-row>
        <table:table-row table:style-name="ro2">
          <table:table-cell office:value-type="string" calcext:value-type="string">
            <text:p><text:s/>instancia275.txt </text:p>
          </table:table-cell>
          <table:table-cell office:value-type="float" office:value="262332" calcext:value-type="float">
            <text:p>262332</text:p>
          </table:table-cell>
        </table:table-row>
        <table:table-row table:style-name="ro2">
          <table:table-cell office:value-type="string" calcext:value-type="string">
            <text:p><text:s/>instancia276.txt </text:p>
          </table:table-cell>
          <table:table-cell office:value-type="float" office:value="236011" calcext:value-type="float">
            <text:p>236011</text:p>
          </table:table-cell>
        </table:table-row>
        <table:table-row table:style-name="ro2">
          <table:table-cell office:value-type="string" calcext:value-type="string">
            <text:p><text:s/>instancia277.txt </text:p>
          </table:table-cell>
          <table:table-cell office:value-type="float" office:value="234960" calcext:value-type="float">
            <text:p>234960</text:p>
          </table:table-cell>
        </table:table-row>
        <table:table-row table:style-name="ro2">
          <table:table-cell office:value-type="string" calcext:value-type="string">
            <text:p><text:s/>instancia278.txt </text:p>
          </table:table-cell>
          <table:table-cell office:value-type="float" office:value="245194" calcext:value-type="float">
            <text:p>245194</text:p>
          </table:table-cell>
        </table:table-row>
        <table:table-row table:style-name="ro2">
          <table:table-cell office:value-type="string" calcext:value-type="string">
            <text:p><text:s/>instancia279.txt </text:p>
          </table:table-cell>
          <table:table-cell office:value-type="float" office:value="227193" calcext:value-type="float">
            <text:p>227193</text:p>
          </table:table-cell>
        </table:table-row>
        <table:table-row table:style-name="ro2">
          <table:table-cell office:value-type="string" calcext:value-type="string">
            <text:p><text:s/>instancia280.txt </text:p>
          </table:table-cell>
          <table:table-cell office:value-type="float" office:value="223282" calcext:value-type="float">
            <text:p>223282</text:p>
          </table:table-cell>
        </table:table-row>
        <table:table-row table:style-name="ro2">
          <table:table-cell office:value-type="string" calcext:value-type="string">
            <text:p><text:s/>instancia281.txt </text:p>
          </table:table-cell>
          <table:table-cell office:value-type="float" office:value="211622" calcext:value-type="float">
            <text:p>211622</text:p>
          </table:table-cell>
        </table:table-row>
        <table:table-row table:style-name="ro2">
          <table:table-cell office:value-type="string" calcext:value-type="string">
            <text:p><text:s/>instancia282.txt </text:p>
          </table:table-cell>
          <table:table-cell office:value-type="float" office:value="211416" calcext:value-type="float">
            <text:p>211416</text:p>
          </table:table-cell>
        </table:table-row>
        <table:table-row table:style-name="ro2">
          <table:table-cell office:value-type="string" calcext:value-type="string">
            <text:p><text:s/>instancia283.txt </text:p>
          </table:table-cell>
          <table:table-cell office:value-type="float" office:value="212323" calcext:value-type="float">
            <text:p>212323</text:p>
          </table:table-cell>
        </table:table-row>
        <table:table-row table:style-name="ro2">
          <table:table-cell office:value-type="string" calcext:value-type="string">
            <text:p><text:s/>instancia284.txt </text:p>
          </table:table-cell>
          <table:table-cell office:value-type="float" office:value="263501" calcext:value-type="float">
            <text:p>263501</text:p>
          </table:table-cell>
        </table:table-row>
        <table:table-row table:style-name="ro2">
          <table:table-cell office:value-type="string" calcext:value-type="string">
            <text:p><text:s/>instancia285.txt </text:p>
          </table:table-cell>
          <table:table-cell office:value-type="float" office:value="245726" calcext:value-type="float">
            <text:p>245726</text:p>
          </table:table-cell>
        </table:table-row>
        <table:table-row table:style-name="ro2">
          <table:table-cell office:value-type="string" calcext:value-type="string">
            <text:p><text:s/>instancia286.txt </text:p>
          </table:table-cell>
          <table:table-cell office:value-type="float" office:value="236395" calcext:value-type="float">
            <text:p>236395</text:p>
          </table:table-cell>
        </table:table-row>
        <table:table-row table:style-name="ro2">
          <table:table-cell office:value-type="string" calcext:value-type="string">
            <text:p><text:s/>instancia287.txt </text:p>
          </table:table-cell>
          <table:table-cell office:value-type="float" office:value="242697" calcext:value-type="float">
            <text:p>242697</text:p>
          </table:table-cell>
        </table:table-row>
        <table:table-row table:style-name="ro2">
          <table:table-cell office:value-type="string" calcext:value-type="string">
            <text:p><text:s/>instancia288.txt </text:p>
          </table:table-cell>
          <table:table-cell office:value-type="float" office:value="245129" calcext:value-type="float">
            <text:p>245129</text:p>
          </table:table-cell>
        </table:table-row>
        <table:table-row table:style-name="ro2">
          <table:table-cell office:value-type="string" calcext:value-type="string">
            <text:p><text:s/>instancia289.txt </text:p>
          </table:table-cell>
          <table:table-cell office:value-type="float" office:value="244318" calcext:value-type="float">
            <text:p>244318</text:p>
          </table:table-cell>
        </table:table-row>
        <table:table-row table:style-name="ro2">
          <table:table-cell office:value-type="string" calcext:value-type="string">
            <text:p><text:s/>instancia290.txt </text:p>
          </table:table-cell>
          <table:table-cell office:value-type="float" office:value="272370" calcext:value-type="float">
            <text:p>272370</text:p>
          </table:table-cell>
        </table:table-row>
        <table:table-row table:style-name="ro2">
          <table:table-cell office:value-type="string" calcext:value-type="string">
            <text:p><text:s/>instancia291.txt </text:p>
          </table:table-cell>
          <table:table-cell office:value-type="float" office:value="297876" calcext:value-type="float">
            <text:p>297876</text:p>
          </table:table-cell>
        </table:table-row>
        <table:table-row table:style-name="ro2">
          <table:table-cell office:value-type="string" calcext:value-type="string">
            <text:p><text:s/>instancia292.txt </text:p>
          </table:table-cell>
          <table:table-cell office:value-type="float" office:value="293165" calcext:value-type="float">
            <text:p>293165</text:p>
          </table:table-cell>
        </table:table-row>
        <table:table-row table:style-name="ro2">
          <table:table-cell office:value-type="string" calcext:value-type="string">
            <text:p><text:s/>instancia293.txt </text:p>
          </table:table-cell>
          <table:table-cell office:value-type="float" office:value="268122" calcext:value-type="float">
            <text:p>268122</text:p>
          </table:table-cell>
        </table:table-row>
        <table:table-row table:style-name="ro2">
          <table:table-cell office:value-type="string" calcext:value-type="string">
            <text:p><text:s/>instancia294.txt </text:p>
          </table:table-cell>
          <table:table-cell office:value-type="float" office:value="278836" calcext:value-type="float">
            <text:p>278836</text:p>
          </table:table-cell>
        </table:table-row>
        <table:table-row table:style-name="ro2">
          <table:table-cell office:value-type="string" calcext:value-type="string">
            <text:p><text:s/>instancia295.txt </text:p>
          </table:table-cell>
          <table:table-cell office:value-type="float" office:value="253930" calcext:value-type="float">
            <text:p>253930</text:p>
          </table:table-cell>
        </table:table-row>
        <table:table-row table:style-name="ro2">
          <table:table-cell office:value-type="string" calcext:value-type="string">
            <text:p><text:s/>instancia296.txt </text:p>
          </table:table-cell>
          <table:table-cell office:value-type="float" office:value="265106" calcext:value-type="float">
            <text:p>265106</text:p>
          </table:table-cell>
        </table:table-row>
        <table:table-row table:style-name="ro2">
          <table:table-cell office:value-type="string" calcext:value-type="string">
            <text:p><text:s/>instancia297.txt </text:p>
          </table:table-cell>
          <table:table-cell office:value-type="float" office:value="264551" calcext:value-type="float">
            <text:p>264551</text:p>
          </table:table-cell>
        </table:table-row>
        <table:table-row table:style-name="ro2">
          <table:table-cell office:value-type="string" calcext:value-type="string">
            <text:p><text:s/>instancia298.txt </text:p>
          </table:table-cell>
          <table:table-cell office:value-type="float" office:value="277978" calcext:value-type="float">
            <text:p>277978</text:p>
          </table:table-cell>
        </table:table-row>
        <table:table-row table:style-name="ro2">
          <table:table-cell office:value-type="string" calcext:value-type="string">
            <text:p><text:s/>instancia299.txt </text:p>
          </table:table-cell>
          <table:table-cell office:value-type="float" office:value="273619" calcext:value-type="float">
            <text:p>273619</text:p>
          </table:table-cell>
        </table:table-row>
        <table:table-row table:style-name="ro2">
          <table:table-cell office:value-type="string" calcext:value-type="string">
            <text:p><text:s/>instancia300.txt </text:p>
          </table:table-cell>
          <table:table-cell office:value-type="float" office:value="275770" calcext:value-type="float">
            <text:p>275770</text:p>
          </table:table-cell>
        </table:table-row>
        <table:table-row table:style-name="ro2">
          <table:table-cell office:value-type="string" calcext:value-type="string">
            <text:p><text:s/>instancia301.txt </text:p>
          </table:table-cell>
          <table:table-cell office:value-type="float" office:value="26068" calcext:value-type="float">
            <text:p>26068</text:p>
          </table:table-cell>
        </table:table-row>
        <table:table-row table:style-name="ro2">
          <table:table-cell office:value-type="string" calcext:value-type="string">
            <text:p><text:s/>instancia302.txt </text:p>
          </table:table-cell>
          <table:table-cell office:value-type="float" office:value="26780" calcext:value-type="float">
            <text:p>26780</text:p>
          </table:table-cell>
        </table:table-row>
        <table:table-row table:style-name="ro2">
          <table:table-cell office:value-type="string" calcext:value-type="string">
            <text:p><text:s/>instancia303.txt </text:p>
          </table:table-cell>
          <table:table-cell office:value-type="float" office:value="25691" calcext:value-type="float">
            <text:p>25691</text:p>
          </table:table-cell>
        </table:table-row>
        <table:table-row table:style-name="ro2">
          <table:table-cell office:value-type="string" calcext:value-type="string">
            <text:p><text:s/>instancia304.txt </text:p>
          </table:table-cell>
          <table:table-cell office:value-type="float" office:value="28375" calcext:value-type="float">
            <text:p>28375</text:p>
          </table:table-cell>
        </table:table-row>
        <table:table-row table:style-name="ro2">
          <table:table-cell office:value-type="string" calcext:value-type="string">
            <text:p><text:s/>instancia305.txt </text:p>
          </table:table-cell>
          <table:table-cell office:value-type="float" office:value="29159" calcext:value-type="float">
            <text:p>29159</text:p>
          </table:table-cell>
        </table:table-row>
        <table:table-row table:style-name="ro2">
          <table:table-cell office:value-type="string" calcext:value-type="string">
            <text:p><text:s/>instancia306.txt </text:p>
          </table:table-cell>
          <table:table-cell office:value-type="float" office:value="33013" calcext:value-type="float">
            <text:p>33013</text:p>
          </table:table-cell>
        </table:table-row>
        <table:table-row table:style-name="ro2">
          <table:table-cell office:value-type="string" calcext:value-type="string">
            <text:p><text:s/>instancia307.txt </text:p>
          </table:table-cell>
          <table:table-cell office:value-type="float" office:value="36788" calcext:value-type="float">
            <text:p>36788</text:p>
          </table:table-cell>
        </table:table-row>
        <table:table-row table:style-name="ro2">
          <table:table-cell office:value-type="string" calcext:value-type="string">
            <text:p><text:s/>instancia308.txt </text:p>
          </table:table-cell>
          <table:table-cell office:value-type="float" office:value="36394" calcext:value-type="float">
            <text:p>36394</text:p>
          </table:table-cell>
        </table:table-row>
        <table:table-row table:style-name="ro2">
          <table:table-cell office:value-type="string" calcext:value-type="string">
            <text:p><text:s/>instancia309.txt </text:p>
          </table:table-cell>
          <table:table-cell office:value-type="float" office:value="37222" calcext:value-type="float">
            <text:p>37222</text:p>
          </table:table-cell>
        </table:table-row>
        <table:table-row table:style-name="ro2">
          <table:table-cell office:value-type="string" calcext:value-type="string">
            <text:p><text:s/>instancia310.txt </text:p>
          </table:table-cell>
          <table:table-cell office:value-type="float" office:value="37885" calcext:value-type="float">
            <text:p>37885</text:p>
          </table:table-cell>
        </table:table-row>
        <table:table-row table:style-name="ro2">
          <table:table-cell office:value-type="string" calcext:value-type="string">
            <text:p><text:s/>instancia311.txt </text:p>
          </table:table-cell>
          <table:table-cell office:value-type="float" office:value="39737" calcext:value-type="float">
            <text:p>39737</text:p>
          </table:table-cell>
        </table:table-row>
        <table:table-row table:style-name="ro2">
          <table:table-cell office:value-type="string" calcext:value-type="string">
            <text:p><text:s/>instancia312.txt </text:p>
          </table:table-cell>
          <table:table-cell office:value-type="float" office:value="41530" calcext:value-type="float">
            <text:p>41530</text:p>
          </table:table-cell>
        </table:table-row>
        <table:table-row table:style-name="ro2">
          <table:table-cell office:value-type="string" calcext:value-type="string">
            <text:p><text:s/>instancia313.txt </text:p>
          </table:table-cell>
          <table:table-cell office:value-type="float" office:value="50049" calcext:value-type="float">
            <text:p>50049</text:p>
          </table:table-cell>
        </table:table-row>
        <table:table-row table:style-name="ro2">
          <table:table-cell office:value-type="string" calcext:value-type="string">
            <text:p><text:s/>instancia314.txt </text:p>
          </table:table-cell>
          <table:table-cell office:value-type="float" office:value="49535" calcext:value-type="float">
            <text:p>49535</text:p>
          </table:table-cell>
        </table:table-row>
        <table:table-row table:style-name="ro2">
          <table:table-cell office:value-type="string" calcext:value-type="string">
            <text:p><text:s/>instancia315.txt </text:p>
          </table:table-cell>
          <table:table-cell office:value-type="float" office:value="48770" calcext:value-type="float">
            <text:p>48770</text:p>
          </table:table-cell>
        </table:table-row>
        <table:table-row table:style-name="ro2">
          <table:table-cell office:value-type="string" calcext:value-type="string">
            <text:p><text:s/>instancia316.txt </text:p>
          </table:table-cell>
          <table:table-cell office:value-type="float" office:value="46875" calcext:value-type="float">
            <text:p>46875</text:p>
          </table:table-cell>
        </table:table-row>
        <table:table-row table:style-name="ro2">
          <table:table-cell office:value-type="string" calcext:value-type="string">
            <text:p><text:s/>instancia317.txt </text:p>
          </table:table-cell>
          <table:table-cell office:value-type="float" office:value="51447" calcext:value-type="float">
            <text:p>51447</text:p>
          </table:table-cell>
        </table:table-row>
        <table:table-row table:style-name="ro2">
          <table:table-cell office:value-type="string" calcext:value-type="string">
            <text:p><text:s/>instancia318.txt </text:p>
          </table:table-cell>
          <table:table-cell office:value-type="float" office:value="55814" calcext:value-type="float">
            <text:p>55814</text:p>
          </table:table-cell>
        </table:table-row>
        <table:table-row table:style-name="ro2">
          <table:table-cell office:value-type="string" calcext:value-type="string">
            <text:p><text:s/>instancia319.txt </text:p>
          </table:table-cell>
          <table:table-cell office:value-type="float" office:value="52274" calcext:value-type="float">
            <text:p>52274</text:p>
          </table:table-cell>
        </table:table-row>
        <table:table-row table:style-name="ro2">
          <table:table-cell office:value-type="string" calcext:value-type="string">
            <text:p><text:s/>instancia320.txt </text:p>
          </table:table-cell>
          <table:table-cell office:value-type="float" office:value="59342" calcext:value-type="float">
            <text:p>59342</text:p>
          </table:table-cell>
        </table:table-row>
        <table:table-row table:style-name="ro2">
          <table:table-cell office:value-type="string" calcext:value-type="string">
            <text:p><text:s/>instancia321.txt </text:p>
          </table:table-cell>
          <table:table-cell office:value-type="float" office:value="60737" calcext:value-type="float">
            <text:p>60737</text:p>
          </table:table-cell>
        </table:table-row>
        <table:table-row table:style-name="ro2">
          <table:table-cell office:value-type="string" calcext:value-type="string">
            <text:p><text:s/>instancia322.txt </text:p>
          </table:table-cell>
          <table:table-cell office:value-type="float" office:value="65055" calcext:value-type="float">
            <text:p>65055</text:p>
          </table:table-cell>
        </table:table-row>
        <table:table-row table:style-name="ro2">
          <table:table-cell office:value-type="string" calcext:value-type="string">
            <text:p><text:s/>instancia323.txt </text:p>
          </table:table-cell>
          <table:table-cell office:value-type="float" office:value="60429" calcext:value-type="float">
            <text:p>60429</text:p>
          </table:table-cell>
        </table:table-row>
        <table:table-row table:style-name="ro2">
          <table:table-cell office:value-type="string" calcext:value-type="string">
            <text:p><text:s/>instancia324.txt </text:p>
          </table:table-cell>
          <table:table-cell office:value-type="float" office:value="66763" calcext:value-type="float">
            <text:p>66763</text:p>
          </table:table-cell>
        </table:table-row>
        <table:table-row table:style-name="ro2">
          <table:table-cell office:value-type="string" calcext:value-type="string">
            <text:p><text:s/>instancia325.txt </text:p>
          </table:table-cell>
          <table:table-cell office:value-type="float" office:value="68844" calcext:value-type="float">
            <text:p>68844</text:p>
          </table:table-cell>
        </table:table-row>
        <table:table-row table:style-name="ro2">
          <table:table-cell office:value-type="string" calcext:value-type="string">
            <text:p><text:s/>instancia326.txt </text:p>
          </table:table-cell>
          <table:table-cell office:value-type="float" office:value="73949" calcext:value-type="float">
            <text:p>73949</text:p>
          </table:table-cell>
        </table:table-row>
        <table:table-row table:style-name="ro2">
          <table:table-cell office:value-type="string" calcext:value-type="string">
            <text:p><text:s/>instancia327.txt </text:p>
          </table:table-cell>
          <table:table-cell office:value-type="float" office:value="69052" calcext:value-type="float">
            <text:p>69052</text:p>
          </table:table-cell>
        </table:table-row>
        <table:table-row table:style-name="ro2">
          <table:table-cell office:value-type="string" calcext:value-type="string">
            <text:p><text:s/>instancia328.txt </text:p>
          </table:table-cell>
          <table:table-cell office:value-type="float" office:value="78788" calcext:value-type="float">
            <text:p>78788</text:p>
          </table:table-cell>
        </table:table-row>
        <table:table-row table:style-name="ro2">
          <table:table-cell office:value-type="string" calcext:value-type="string">
            <text:p><text:s/>instancia329.txt </text:p>
          </table:table-cell>
          <table:table-cell office:value-type="float" office:value="74613" calcext:value-type="float">
            <text:p>74613</text:p>
          </table:table-cell>
        </table:table-row>
        <table:table-row table:style-name="ro2">
          <table:table-cell office:value-type="string" calcext:value-type="string">
            <text:p><text:s/>instancia330.txt </text:p>
          </table:table-cell>
          <table:table-cell office:value-type="float" office:value="86966" calcext:value-type="float">
            <text:p>86966</text:p>
          </table:table-cell>
        </table:table-row>
        <table:table-row table:style-name="ro2">
          <table:table-cell office:value-type="string" calcext:value-type="string">
            <text:p><text:s/>instancia331.txt </text:p>
          </table:table-cell>
          <table:table-cell office:value-type="float" office:value="87100" calcext:value-type="float">
            <text:p>87100</text:p>
          </table:table-cell>
        </table:table-row>
        <table:table-row table:style-name="ro2">
          <table:table-cell office:value-type="string" calcext:value-type="string">
            <text:p><text:s/>instancia332.txt </text:p>
          </table:table-cell>
          <table:table-cell office:value-type="float" office:value="94572" calcext:value-type="float">
            <text:p>94572</text:p>
          </table:table-cell>
        </table:table-row>
        <table:table-row table:style-name="ro2">
          <table:table-cell office:value-type="string" calcext:value-type="string">
            <text:p><text:s/>instancia333.txt </text:p>
          </table:table-cell>
          <table:table-cell office:value-type="float" office:value="89567" calcext:value-type="float">
            <text:p>89567</text:p>
          </table:table-cell>
        </table:table-row>
        <table:table-row table:style-name="ro2">
          <table:table-cell office:value-type="string" calcext:value-type="string">
            <text:p><text:s/>instancia334.txt </text:p>
          </table:table-cell>
          <table:table-cell office:value-type="float" office:value="96857" calcext:value-type="float">
            <text:p>96857</text:p>
          </table:table-cell>
        </table:table-row>
        <table:table-row table:style-name="ro2">
          <table:table-cell office:value-type="string" calcext:value-type="string">
            <text:p><text:s/>instancia335.txt </text:p>
          </table:table-cell>
          <table:table-cell office:value-type="float" office:value="98873" calcext:value-type="float">
            <text:p>98873</text:p>
          </table:table-cell>
        </table:table-row>
        <table:table-row table:style-name="ro2">
          <table:table-cell office:value-type="string" calcext:value-type="string">
            <text:p><text:s/>instancia336.txt </text:p>
          </table:table-cell>
          <table:table-cell office:value-type="float" office:value="90657" calcext:value-type="float">
            <text:p>90657</text:p>
          </table:table-cell>
        </table:table-row>
        <table:table-row table:style-name="ro2">
          <table:table-cell office:value-type="string" calcext:value-type="string">
            <text:p><text:s/>instancia337.txt </text:p>
          </table:table-cell>
          <table:table-cell office:value-type="float" office:value="85328" calcext:value-type="float">
            <text:p>85328</text:p>
          </table:table-cell>
        </table:table-row>
        <table:table-row table:style-name="ro2">
          <table:table-cell office:value-type="string" calcext:value-type="string">
            <text:p><text:s/>instancia338.txt </text:p>
          </table:table-cell>
          <table:table-cell office:value-type="float" office:value="91318" calcext:value-type="float">
            <text:p>91318</text:p>
          </table:table-cell>
        </table:table-row>
        <table:table-row table:style-name="ro2">
          <table:table-cell office:value-type="string" calcext:value-type="string">
            <text:p><text:s/>instancia339.txt </text:p>
          </table:table-cell>
          <table:table-cell office:value-type="float" office:value="113441" calcext:value-type="float">
            <text:p>113441</text:p>
          </table:table-cell>
        </table:table-row>
        <table:table-row table:style-name="ro2">
          <table:table-cell office:value-type="string" calcext:value-type="string">
            <text:p><text:s/>instancia340.txt </text:p>
          </table:table-cell>
          <table:table-cell office:value-type="float" office:value="107661" calcext:value-type="float">
            <text:p>107661</text:p>
          </table:table-cell>
        </table:table-row>
        <table:table-row table:style-name="ro2">
          <table:table-cell office:value-type="string" calcext:value-type="string">
            <text:p><text:s/>instancia341.txt </text:p>
          </table:table-cell>
          <table:table-cell office:value-type="float" office:value="98115" calcext:value-type="float">
            <text:p>98115</text:p>
          </table:table-cell>
        </table:table-row>
        <table:table-row table:style-name="ro2">
          <table:table-cell office:value-type="string" calcext:value-type="string">
            <text:p><text:s/>instancia342.txt </text:p>
          </table:table-cell>
          <table:table-cell office:value-type="float" office:value="107141" calcext:value-type="float">
            <text:p>107141</text:p>
          </table:table-cell>
        </table:table-row>
        <table:table-row table:style-name="ro2">
          <table:table-cell office:value-type="string" calcext:value-type="string">
            <text:p><text:s/>instancia343.txt </text:p>
          </table:table-cell>
          <table:table-cell office:value-type="float" office:value="119879" calcext:value-type="float">
            <text:p>119879</text:p>
          </table:table-cell>
        </table:table-row>
        <table:table-row table:style-name="ro2">
          <table:table-cell office:value-type="string" calcext:value-type="string">
            <text:p><text:s/>instancia344.txt </text:p>
          </table:table-cell>
          <table:table-cell office:value-type="float" office:value="112991" calcext:value-type="float">
            <text:p>112991</text:p>
          </table:table-cell>
        </table:table-row>
        <table:table-row table:style-name="ro2">
          <table:table-cell office:value-type="string" calcext:value-type="string">
            <text:p><text:s/>instancia345.txt </text:p>
          </table:table-cell>
          <table:table-cell office:value-type="float" office:value="127993" calcext:value-type="float">
            <text:p>127993</text:p>
          </table:table-cell>
        </table:table-row>
        <table:table-row table:style-name="ro2">
          <table:table-cell office:value-type="string" calcext:value-type="string">
            <text:p><text:s/>instancia346.txt </text:p>
          </table:table-cell>
          <table:table-cell office:value-type="float" office:value="120757" calcext:value-type="float">
            <text:p>120757</text:p>
          </table:table-cell>
        </table:table-row>
        <table:table-row table:style-name="ro2">
          <table:table-cell office:value-type="string" calcext:value-type="string">
            <text:p><text:s/>instancia347.txt </text:p>
          </table:table-cell>
          <table:table-cell office:value-type="float" office:value="113459" calcext:value-type="float">
            <text:p>113459</text:p>
          </table:table-cell>
        </table:table-row>
        <table:table-row table:style-name="ro2">
          <table:table-cell office:value-type="string" calcext:value-type="string">
            <text:p><text:s/>instancia348.txt </text:p>
          </table:table-cell>
          <table:table-cell office:value-type="float" office:value="121628" calcext:value-type="float">
            <text:p>121628</text:p>
          </table:table-cell>
        </table:table-row>
        <table:table-row table:style-name="ro2">
          <table:table-cell office:value-type="string" calcext:value-type="string">
            <text:p><text:s/>instancia349.txt </text:p>
          </table:table-cell>
          <table:table-cell office:value-type="float" office:value="139738" calcext:value-type="float">
            <text:p>139738</text:p>
          </table:table-cell>
        </table:table-row>
        <table:table-row table:style-name="ro2">
          <table:table-cell office:value-type="string" calcext:value-type="string">
            <text:p><text:s/>instancia350.txt </text:p>
          </table:table-cell>
          <table:table-cell office:value-type="float" office:value="129170" calcext:value-type="float">
            <text:p>129170</text:p>
          </table:table-cell>
        </table:table-row>
        <table:table-row table:style-name="ro2">
          <table:table-cell office:value-type="string" calcext:value-type="string">
            <text:p><text:s/>instancia351.txt </text:p>
          </table:table-cell>
          <table:table-cell office:value-type="float" office:value="129378" calcext:value-type="float">
            <text:p>129378</text:p>
          </table:table-cell>
        </table:table-row>
        <table:table-row table:style-name="ro2">
          <table:table-cell office:value-type="string" calcext:value-type="string">
            <text:p><text:s/>instancia352.txt </text:p>
          </table:table-cell>
          <table:table-cell office:value-type="float" office:value="132367" calcext:value-type="float">
            <text:p>132367</text:p>
          </table:table-cell>
        </table:table-row>
        <table:table-row table:style-name="ro2">
          <table:table-cell office:value-type="string" calcext:value-type="string">
            <text:p><text:s/>instancia353.txt </text:p>
          </table:table-cell>
          <table:table-cell office:value-type="float" office:value="148252" calcext:value-type="float">
            <text:p>148252</text:p>
          </table:table-cell>
        </table:table-row>
        <table:table-row table:style-name="ro2">
          <table:table-cell office:value-type="string" calcext:value-type="string">
            <text:p><text:s/>instancia354.txt </text:p>
          </table:table-cell>
          <table:table-cell office:value-type="float" office:value="141171" calcext:value-type="float">
            <text:p>141171</text:p>
          </table:table-cell>
        </table:table-row>
        <table:table-row table:style-name="ro2">
          <table:table-cell office:value-type="string" calcext:value-type="string">
            <text:p><text:s/>instancia355.txt </text:p>
          </table:table-cell>
          <table:table-cell office:value-type="float" office:value="156486" calcext:value-type="float">
            <text:p>156486</text:p>
          </table:table-cell>
        </table:table-row>
        <table:table-row table:style-name="ro2">
          <table:table-cell office:value-type="string" calcext:value-type="string">
            <text:p><text:s/>instancia356.txt </text:p>
          </table:table-cell>
          <table:table-cell office:value-type="float" office:value="164743" calcext:value-type="float">
            <text:p>164743</text:p>
          </table:table-cell>
        </table:table-row>
        <table:table-row table:style-name="ro2">
          <table:table-cell office:value-type="string" calcext:value-type="string">
            <text:p><text:s/>instancia357.txt </text:p>
          </table:table-cell>
          <table:table-cell office:value-type="float" office:value="155025" calcext:value-type="float">
            <text:p>155025</text:p>
          </table:table-cell>
        </table:table-row>
        <table:table-row table:style-name="ro2">
          <table:table-cell office:value-type="string" calcext:value-type="string">
            <text:p><text:s/>instancia358.txt </text:p>
          </table:table-cell>
          <table:table-cell office:value-type="float" office:value="163898" calcext:value-type="float">
            <text:p>163898</text:p>
          </table:table-cell>
        </table:table-row>
        <table:table-row table:style-name="ro2">
          <table:table-cell office:value-type="string" calcext:value-type="string">
            <text:p><text:s/>instancia359.txt </text:p>
          </table:table-cell>
          <table:table-cell office:value-type="float" office:value="144321" calcext:value-type="float">
            <text:p>144321</text:p>
          </table:table-cell>
        </table:table-row>
        <table:table-row table:style-name="ro2">
          <table:table-cell office:value-type="string" calcext:value-type="string">
            <text:p><text:s/>instancia360.txt </text:p>
          </table:table-cell>
          <table:table-cell office:value-type="float" office:value="170496" calcext:value-type="float">
            <text:p>170496</text:p>
          </table:table-cell>
        </table:table-row>
        <table:table-row table:style-name="ro2">
          <table:table-cell office:value-type="string" calcext:value-type="string">
            <text:p><text:s/>instancia361.txt </text:p>
          </table:table-cell>
          <table:table-cell office:value-type="float" office:value="167257" calcext:value-type="float">
            <text:p>167257</text:p>
          </table:table-cell>
        </table:table-row>
        <table:table-row table:style-name="ro2">
          <table:table-cell office:value-type="string" calcext:value-type="string">
            <text:p><text:s/>instancia362.txt </text:p>
          </table:table-cell>
          <table:table-cell office:value-type="float" office:value="169114" calcext:value-type="float">
            <text:p>169114</text:p>
          </table:table-cell>
        </table:table-row>
        <table:table-row table:style-name="ro2">
          <table:table-cell office:value-type="string" calcext:value-type="string">
            <text:p><text:s/>instancia363.txt </text:p>
          </table:table-cell>
          <table:table-cell office:value-type="float" office:value="151703" calcext:value-type="float">
            <text:p>151703</text:p>
          </table:table-cell>
        </table:table-row>
        <table:table-row table:style-name="ro2">
          <table:table-cell office:value-type="string" calcext:value-type="string">
            <text:p><text:s/>instancia364.txt </text:p>
          </table:table-cell>
          <table:table-cell office:value-type="float" office:value="183885" calcext:value-type="float">
            <text:p>183885</text:p>
          </table:table-cell>
        </table:table-row>
        <table:table-row table:style-name="ro2">
          <table:table-cell office:value-type="string" calcext:value-type="string">
            <text:p><text:s/>instancia365.txt </text:p>
          </table:table-cell>
          <table:table-cell office:value-type="float" office:value="187733" calcext:value-type="float">
            <text:p>187733</text:p>
          </table:table-cell>
        </table:table-row>
        <table:table-row table:style-name="ro2">
          <table:table-cell office:value-type="string" calcext:value-type="string">
            <text:p><text:s/>instancia366.txt </text:p>
          </table:table-cell>
          <table:table-cell office:value-type="float" office:value="165396" calcext:value-type="float">
            <text:p>165396</text:p>
          </table:table-cell>
        </table:table-row>
        <table:table-row table:style-name="ro2">
          <table:table-cell office:value-type="string" calcext:value-type="string">
            <text:p><text:s/>instancia367.txt </text:p>
          </table:table-cell>
          <table:table-cell office:value-type="float" office:value="171864" calcext:value-type="float">
            <text:p>171864</text:p>
          </table:table-cell>
        </table:table-row>
        <table:table-row table:style-name="ro2">
          <table:table-cell office:value-type="string" calcext:value-type="string">
            <text:p><text:s/>instancia368.txt </text:p>
          </table:table-cell>
          <table:table-cell office:value-type="float" office:value="183031" calcext:value-type="float">
            <text:p>183031</text:p>
          </table:table-cell>
        </table:table-row>
        <table:table-row table:style-name="ro2">
          <table:table-cell office:value-type="string" calcext:value-type="string">
            <text:p><text:s/>instancia369.txt </text:p>
          </table:table-cell>
          <table:table-cell office:value-type="float" office:value="197692" calcext:value-type="float">
            <text:p>197692</text:p>
          </table:table-cell>
        </table:table-row>
        <table:table-row table:style-name="ro2">
          <table:table-cell office:value-type="string" calcext:value-type="string">
            <text:p><text:s/>instancia370.txt </text:p>
          </table:table-cell>
          <table:table-cell office:value-type="float" office:value="193540" calcext:value-type="float">
            <text:p>193540</text:p>
          </table:table-cell>
        </table:table-row>
        <table:table-row table:style-name="ro2">
          <table:table-cell office:value-type="string" calcext:value-type="string">
            <text:p><text:s/>instancia371.txt </text:p>
          </table:table-cell>
          <table:table-cell office:value-type="float" office:value="207171" calcext:value-type="float">
            <text:p>207171</text:p>
          </table:table-cell>
        </table:table-row>
        <table:table-row table:style-name="ro2">
          <table:table-cell office:value-type="string" calcext:value-type="string">
            <text:p><text:s/>instancia372.txt </text:p>
          </table:table-cell>
          <table:table-cell office:value-type="float" office:value="205511" calcext:value-type="float">
            <text:p>205511</text:p>
          </table:table-cell>
        </table:table-row>
        <table:table-row table:style-name="ro2">
          <table:table-cell office:value-type="string" calcext:value-type="string">
            <text:p><text:s/>instancia373.txt </text:p>
          </table:table-cell>
          <table:table-cell office:value-type="float" office:value="228352" calcext:value-type="float">
            <text:p>228352</text:p>
          </table:table-cell>
        </table:table-row>
        <table:table-row table:style-name="ro2">
          <table:table-cell office:value-type="string" calcext:value-type="string">
            <text:p><text:s/>instancia374.txt </text:p>
          </table:table-cell>
          <table:table-cell office:value-type="float" office:value="199522" calcext:value-type="float">
            <text:p>199522</text:p>
          </table:table-cell>
        </table:table-row>
        <table:table-row table:style-name="ro2">
          <table:table-cell office:value-type="string" calcext:value-type="string">
            <text:p><text:s/>instancia375.txt </text:p>
          </table:table-cell>
          <table:table-cell office:value-type="float" office:value="211601" calcext:value-type="float">
            <text:p>211601</text:p>
          </table:table-cell>
        </table:table-row>
        <table:table-row table:style-name="ro2">
          <table:table-cell office:value-type="string" calcext:value-type="string">
            <text:p><text:s/>instancia376.txt </text:p>
          </table:table-cell>
          <table:table-cell office:value-type="float" office:value="219884" calcext:value-type="float">
            <text:p>219884</text:p>
          </table:table-cell>
        </table:table-row>
        <table:table-row table:style-name="ro2">
          <table:table-cell office:value-type="string" calcext:value-type="string">
            <text:p><text:s/>instancia377.txt </text:p>
          </table:table-cell>
          <table:table-cell office:value-type="float" office:value="222714" calcext:value-type="float">
            <text:p>222714</text:p>
          </table:table-cell>
        </table:table-row>
        <table:table-row table:style-name="ro2">
          <table:table-cell office:value-type="string" calcext:value-type="string">
            <text:p><text:s/>instancia378.txt </text:p>
          </table:table-cell>
          <table:table-cell office:value-type="float" office:value="227853" calcext:value-type="float">
            <text:p>227853</text:p>
          </table:table-cell>
        </table:table-row>
        <table:table-row table:style-name="ro2">
          <table:table-cell office:value-type="string" calcext:value-type="string">
            <text:p><text:s/>instancia379.txt </text:p>
          </table:table-cell>
          <table:table-cell office:value-type="float" office:value="259487" calcext:value-type="float">
            <text:p>259487</text:p>
          </table:table-cell>
        </table:table-row>
        <table:table-row table:style-name="ro2">
          <table:table-cell office:value-type="string" calcext:value-type="string">
            <text:p><text:s/>instancia380.txt </text:p>
          </table:table-cell>
          <table:table-cell office:value-type="float" office:value="225326" calcext:value-type="float">
            <text:p>225326</text:p>
          </table:table-cell>
        </table:table-row>
        <table:table-row table:style-name="ro2">
          <table:table-cell office:value-type="string" calcext:value-type="string">
            <text:p><text:s/>instancia381.txt </text:p>
          </table:table-cell>
          <table:table-cell office:value-type="float" office:value="267502" calcext:value-type="float">
            <text:p>267502</text:p>
          </table:table-cell>
        </table:table-row>
        <table:table-row table:style-name="ro2">
          <table:table-cell office:value-type="string" calcext:value-type="string">
            <text:p><text:s/>instancia382.txt </text:p>
          </table:table-cell>
          <table:table-cell office:value-type="float" office:value="260550" calcext:value-type="float">
            <text:p>260550</text:p>
          </table:table-cell>
        </table:table-row>
        <table:table-row table:style-name="ro2">
          <table:table-cell office:value-type="string" calcext:value-type="string">
            <text:p><text:s/>instancia383.txt </text:p>
          </table:table-cell>
          <table:table-cell office:value-type="float" office:value="264039" calcext:value-type="float">
            <text:p>264039</text:p>
          </table:table-cell>
        </table:table-row>
        <table:table-row table:style-name="ro2">
          <table:table-cell office:value-type="string" calcext:value-type="string">
            <text:p><text:s/>instancia384.txt </text:p>
          </table:table-cell>
          <table:table-cell office:value-type="float" office:value="301908" calcext:value-type="float">
            <text:p>301908</text:p>
          </table:table-cell>
        </table:table-row>
        <table:table-row table:style-name="ro2">
          <table:table-cell office:value-type="string" calcext:value-type="string">
            <text:p><text:s/>instancia385.txt </text:p>
          </table:table-cell>
          <table:table-cell office:value-type="float" office:value="326718" calcext:value-type="float">
            <text:p>326718</text:p>
          </table:table-cell>
        </table:table-row>
        <table:table-row table:style-name="ro2">
          <table:table-cell office:value-type="string" calcext:value-type="string">
            <text:p><text:s/>instancia386.txt </text:p>
          </table:table-cell>
          <table:table-cell office:value-type="float" office:value="335192" calcext:value-type="float">
            <text:p>335192</text:p>
          </table:table-cell>
        </table:table-row>
        <table:table-row table:style-name="ro2">
          <table:table-cell office:value-type="string" calcext:value-type="string">
            <text:p><text:s/>instancia387.txt </text:p>
          </table:table-cell>
          <table:table-cell office:value-type="float" office:value="303199" calcext:value-type="float">
            <text:p>303199</text:p>
          </table:table-cell>
        </table:table-row>
        <table:table-row table:style-name="ro2">
          <table:table-cell office:value-type="string" calcext:value-type="string">
            <text:p><text:s/>instancia388.txt </text:p>
          </table:table-cell>
          <table:table-cell office:value-type="float" office:value="314983" calcext:value-type="float">
            <text:p>314983</text:p>
          </table:table-cell>
        </table:table-row>
        <table:table-row table:style-name="ro2">
          <table:table-cell office:value-type="string" calcext:value-type="string">
            <text:p><text:s/>instancia389.txt </text:p>
          </table:table-cell>
          <table:table-cell office:value-type="float" office:value="320055" calcext:value-type="float">
            <text:p>320055</text:p>
          </table:table-cell>
        </table:table-row>
        <table:table-row table:style-name="ro2">
          <table:table-cell office:value-type="string" calcext:value-type="string">
            <text:p><text:s/>instancia390.txt </text:p>
          </table:table-cell>
          <table:table-cell office:value-type="float" office:value="321719" calcext:value-type="float">
            <text:p>321719</text:p>
          </table:table-cell>
        </table:table-row>
        <table:table-row table:style-name="ro2">
          <table:table-cell office:value-type="string" calcext:value-type="string">
            <text:p><text:s/>instancia391.txt </text:p>
          </table:table-cell>
          <table:table-cell office:value-type="float" office:value="312992" calcext:value-type="float">
            <text:p>312992</text:p>
          </table:table-cell>
        </table:table-row>
        <table:table-row table:style-name="ro2">
          <table:table-cell office:value-type="string" calcext:value-type="string">
            <text:p><text:s/>instancia392.txt </text:p>
          </table:table-cell>
          <table:table-cell office:value-type="float" office:value="340313" calcext:value-type="float">
            <text:p>340313</text:p>
          </table:table-cell>
        </table:table-row>
        <table:table-row table:style-name="ro2">
          <table:table-cell office:value-type="string" calcext:value-type="string">
            <text:p><text:s/>instancia393.txt </text:p>
          </table:table-cell>
          <table:table-cell office:value-type="float" office:value="331033" calcext:value-type="float">
            <text:p>331033</text:p>
          </table:table-cell>
        </table:table-row>
        <table:table-row table:style-name="ro2">
          <table:table-cell office:value-type="string" calcext:value-type="string">
            <text:p><text:s/>instancia394.txt </text:p>
          </table:table-cell>
          <table:table-cell office:value-type="float" office:value="370863" calcext:value-type="float">
            <text:p>370863</text:p>
          </table:table-cell>
        </table:table-row>
        <table:table-row table:style-name="ro2">
          <table:table-cell office:value-type="string" calcext:value-type="string">
            <text:p><text:s/>instancia395.txt </text:p>
          </table:table-cell>
          <table:table-cell office:value-type="float" office:value="292716" calcext:value-type="float">
            <text:p>292716</text:p>
          </table:table-cell>
        </table:table-row>
        <table:table-row table:style-name="ro2">
          <table:table-cell office:value-type="string" calcext:value-type="string">
            <text:p><text:s/>instancia396.txt </text:p>
          </table:table-cell>
          <table:table-cell office:value-type="float" office:value="320043" calcext:value-type="float">
            <text:p>320043</text:p>
          </table:table-cell>
        </table:table-row>
        <table:table-row table:style-name="ro2">
          <table:table-cell office:value-type="string" calcext:value-type="string">
            <text:p><text:s/>instancia397.txt </text:p>
          </table:table-cell>
          <table:table-cell office:value-type="float" office:value="349324" calcext:value-type="float">
            <text:p>349324</text:p>
          </table:table-cell>
        </table:table-row>
        <table:table-row table:style-name="ro2">
          <table:table-cell office:value-type="string" calcext:value-type="string">
            <text:p><text:s/>instancia398.txt </text:p>
          </table:table-cell>
          <table:table-cell office:value-type="float" office:value="312752" calcext:value-type="float">
            <text:p>312752</text:p>
          </table:table-cell>
        </table:table-row>
        <table:table-row table:style-name="ro2">
          <table:table-cell office:value-type="string" calcext:value-type="string">
            <text:p><text:s/>instancia399.txt </text:p>
          </table:table-cell>
          <table:table-cell office:value-type="float" office:value="333219" calcext:value-type="float">
            <text:p>333219</text:p>
          </table:table-cell>
        </table:table-row>
        <table:table-row table:style-name="ro2">
          <table:table-cell office:value-type="string" calcext:value-type="string">
            <text:p><text:s/>instancia400.txt </text:p>
          </table:table-cell>
          <table:table-cell office:value-type="float" office:value="323258" calcext:value-type="float">
            <text:p>323258</text:p>
          </table:table-cell>
        </table:table-row>
        <table:table-row table:style-name="ro2" table:number-rows-repeated="1048174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7T04:13:35.699000000</meta:creation-date>
    <dc:date>2024-10-27T04:16:06.913000000</dc:date>
    <meta:editing-duration>PT2M37S</meta:editing-duration>
    <meta:editing-cycles>1</meta:editing-cycles>
    <meta:document-statistic meta:table-count="1" meta:cell-count="802" meta:object-count="0"/>
    <meta:generator>LibreOffice/7.4.0.3$Windows_X86_64 LibreOffice_project/f85e47c08ddd19c015c0114a68350214f7066f5a</meta:generator>
  </office:meta>
</office:document-meta>
</file>